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8.75pt"/>
    </style:style>
    <style:style style:name="co7" style:family="table-column">
      <style:table-column-properties fo:break-before="auto" style:column-width="98.79pt"/>
    </style:style>
    <style:style style:name="co8" style:family="table-column">
      <style:table-column-properties fo:break-before="auto" style:column-width="61.74pt"/>
    </style:style>
    <style:style style:name="co9" style:family="table-column">
      <style:table-column-properties fo:break-before="auto" style:column-width="74.1pt"/>
    </style:style>
    <style:style style:name="co10" style:family="table-column">
      <style:table-column-properties fo:break-before="auto" style:column-width="85.66pt"/>
    </style:style>
    <style:style style:name="co11" style:family="table-column">
      <style:table-column-properties fo:break-before="auto" style:column-width="93.4pt"/>
    </style:style>
    <style:style style:name="co12" style:family="table-column">
      <style:table-column-properties fo:break-before="auto" style:column-width="140.46pt"/>
    </style:style>
    <style:style style:name="co13" style:family="table-column">
      <style:table-column-properties fo:break-before="auto" style:column-width="124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3"/>
    <style:style style:name="ce3" style:family="table-cell" style:parent-style-name="Default" style:data-style-name="N124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ingle_dim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 0</text:p>
          </table:table-cell>
          <table:table-cell office:value-type="string" calcext:value-type="string">
            <text:p>Returns 0</text:p>
          </table:table-cell>
          <table:table-cell office:value-type="string" calcext:value-type="string">
            <text:p>Mean return 0</text:p>
          </table:table-cell>
          <table:table-cell office:value-type="string" calcext:value-type="string">
            <text:p>Var return 0</text:p>
          </table:table-cell>
          <table:table-cell office:value-type="string" calcext:value-type="string">
            <text:p>Covariance</text:p>
          </table:table-cell>
          <table:table-cell office:value-type="string" calcext:value-type="string">
            <text:p>Correlation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table:formula="of:=[.B3]/[.B2]-1" office:value-type="float" office:value="-0.00359227660529848" calcext:value-type="float">
            <text:p>-0.003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table:formula="of:=[.B4]/[.B3]-1" office:value-type="float" office:value="-0.00495718792248778" calcext:value-type="float">
            <text:p>-0.005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table:formula="of:=[.B5]/[.B4]-1" office:value-type="float" office:value="0.00407608695652195" calcext:value-type="float">
            <text:p>0.004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table:formula="of:=[.B6]/[.B5]-1" office:value-type="float" office:value="0.000451059990978608" calcext:value-type="float">
            <text:p>0.000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table:formula="of:=[.B7]/[.B6]-1" office:value-type="float" office:value="-0.00225428313796217" calcext:value-type="float">
            <text:p>-0.0023</text:p>
          </table:table-cell>
          <table:table-cell table:formula="of:=AVERAGE([.C3:.C7])" office:value-type="float" office:value="-0.00125532014364957" calcext:value-type="float">
            <text:p>-0.0013</text:p>
          </table:table-cell>
          <table:table-cell table:formula="of:=(POWER([.C7]-[.D7];2)+POWER([.C6]-[.D7];2)+POWER([.C5]-[.D7];2)+POWER([.C4]-[.D7];2)+POWER([.C3]-[.D7];2))/5" office:value-type="float" office:value="0.0000102997504902524" calcext:value-type="float">
            <text:p>1.02997504902524E-0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table:formula="of:=[.B8]/[.B7]-1" office:value-type="float" office:value="0.00451875282422054" calcext:value-type="float">
            <text:p>0.0045</text:p>
          </table:table-cell>
          <table:table-cell table:formula="of:=AVERAGE([.C4:.C8])" office:value-type="float" office:value="0.00036688574225423" calcext:value-type="float">
            <text:p>0.0004</text:p>
          </table:table-cell>
          <table:table-cell table:formula="of:=(POWER([.C8]-[.D8];2)+POWER([.C7]-[.D8];2)+POWER([.C6]-[.D8];2)+POWER([.C5]-[.D8];2)+POWER([.C4]-[.D8];2))/5" office:value-type="float" office:value="0.0000132439091809206" calcext:value-type="float">
            <text:p>1.32439091809206E-0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table:formula="of:=[.B9]/[.B8]-1" office:value-type="float" office:value="0.00899685110211412" calcext:value-type="float">
            <text:p>0.0090</text:p>
          </table:table-cell>
          <table:table-cell table:formula="of:=AVERAGE([.C5:.C9])" office:value-type="float" office:value="0.00315769354717461" calcext:value-type="float">
            <text:p>0.0032</text:p>
          </table:table-cell>
          <table:table-cell table:formula="of:=(POWER([.C9]-[.D9];2)+POWER([.C8]-[.D9];2)+POWER([.C7]-[.D9];2)+POWER([.C6]-[.D9];2)+POWER([.C5]-[.D9];2))/5" office:value-type="float" office:value="0.0000146814093218726" calcext:value-type="float">
            <text:p>1.46814093218726E-05</text:p>
          </table:table-cell>
          <table:table-cell table:formula="of:=(([.C9]-[.D9])*([.C7]-[.D7])+([.C8]-[.D9])*([.C6]-[.D7])+([.C7]-[.D9])*([.C5]-[.D7])+([.C6]-[.D9])*([.C4]-[.D7])+([.C5]-[.D9])*([.C3]-[.D7]))/5" office:value-type="float" office:value="-0.00000489814291790992" calcext:value-type="float">
            <text:p>-4.89814291790992E-06</text:p>
          </table:table-cell>
          <table:table-cell table:formula="of:=[.F9]/(SQRT([.E9])*SQRT([.E7]))" office:value-type="float" office:value="-0.398321938835212" calcext:value-type="float">
            <text:p>-0.398321938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table:formula="of:=[.B10]/[.B9]-1" office:value-type="float" office:value="-0.00847079803834161" calcext:value-type="float">
            <text:p>-0.0085</text:p>
          </table:table-cell>
          <table:table-cell table:formula="of:=AVERAGE([.C6:.C10])" office:value-type="float" office:value="0.000648316548201899" calcext:value-type="float">
            <text:p>0.0006</text:p>
          </table:table-cell>
          <table:table-cell table:formula="of:=(POWER([.C10]-[.D10];2)+POWER([.C9]-[.D10];2)+POWER([.C8]-[.D10];2)+POWER([.C7]-[.D10];2)+POWER([.C6]-[.D10];2))/5" office:value-type="float" office:value="0.0000352601104189171" calcext:value-type="float">
            <text:p>3.52601104189171E-05</text:p>
          </table:table-cell>
          <table:table-cell table:formula="of:=(([.C10]-[.D10])*([.C8]-[.D8])+([.C9]-[.D10])*([.C7]-[.D8])+([.C8]-[.D10])*([.C6]-[.D8])+([.C7]-[.D10])*([.C5]-[.D8])+([.C6]-[.D10])*([.C4]-[.D8]))/5" office:value-type="float" office:value="-0.0000138269194819696" calcext:value-type="float">
            <text:p>-1.38269194819696E-05</text:p>
          </table:table-cell>
          <table:table-cell table:formula="of:=[.F10]/(SQRT([.E10])*SQRT([.E8]))" office:value-type="float" office:value="-0.639846064188816" calcext:value-type="float">
            <text:p>-0.639846064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table:formula="of:=[.B11]/[.B10]-1" office:value-type="float" office:value="0.00224820143884896" calcext:value-type="float">
            <text:p>0.0022</text:p>
          </table:table-cell>
          <table:table-cell table:formula="of:=AVERAGE([.C7:.C11])" office:value-type="float" office:value="0.00100774483777597" calcext:value-type="float">
            <text:p>0.0010</text:p>
          </table:table-cell>
          <table:table-cell table:formula="of:=(POWER([.C11]-[.D11];2)+POWER([.C10]-[.D11];2)+POWER([.C9]-[.D11];2)+POWER([.C8]-[.D11];2)+POWER([.C7]-[.D11];2))/5" office:value-type="float" office:value="0.0000356350660263616" calcext:value-type="float">
            <text:p>3.56350660263616E-05</text:p>
          </table:table-cell>
          <table:table-cell table:formula="of:=(([.C11]-[.D11])*([.C9]-[.D9])+([.C10]-[.D11])*([.C8]-[.D9])+([.C9]-[.D11])*([.C7]-[.D9])+([.C8]-[.D11])*([.C6]-[.D9])+([.C7]-[.D11])*([.C5]-[.D9]))/5" office:value-type="float" office:value="-0.0000122786662089147" calcext:value-type="float">
            <text:p>-1.22786662089147E-05</text:p>
          </table:table-cell>
          <table:table-cell table:formula="of:=[.F11]/(SQRT([.E11])*SQRT([.E9]))" office:value-type="float" office:value="-0.536819812375087" calcext:value-type="float">
            <text:p>-0.536819812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table:formula="of:=[.B12]/[.B11]-1" office:value-type="float" office:value="-0.00628084342754598" calcext:value-type="float">
            <text:p>-0.0063</text:p>
          </table:table-cell>
          <table:table-cell table:formula="of:=AVERAGE([.C8:.C12])" office:value-type="float" office:value="0.000202432779859207" calcext:value-type="float">
            <text:p>0.0002</text:p>
          </table:table-cell>
          <table:table-cell table:formula="of:=(POWER([.C12]-[.D12];2)+POWER([.C11]-[.D12];2)+POWER([.C10]-[.D12];2)+POWER([.C9]-[.D12];2)+POWER([.C8]-[.D12];2))/5" office:value-type="float" office:value="0.0000434830769931135" calcext:value-type="float">
            <text:p>4.34830769931135E-05</text:p>
          </table:table-cell>
          <table:table-cell table:formula="of:=(([.C12]-[.D12])*([.C10]-[.D10])+([.C11]-[.D12])*([.C9]-[.D10])+([.C10]-[.D12])*([.C8]-[.D10])+([.C9]-[.D12])*([.C7]-[.D10])+([.C8]-[.D12])*([.C6]-[.D10]))/5" office:value-type="float" office:value="0.00000325072469747624" calcext:value-type="float">
            <text:p>3.25072469747624E-06</text:p>
          </table:table-cell>
          <table:table-cell table:formula="of:=[.F12]/(SQRT([.E12])*SQRT([.E10]))" office:value-type="float" office:value="0.0830191385504747" calcext:value-type="float">
            <text:p>0.083019138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table:formula="of:=[.B13]/[.B12]-1" office:value-type="float" office:value="0.0108352144469528" calcext:value-type="float">
            <text:p>0.0108</text:p>
          </table:table-cell>
          <table:table-cell table:formula="of:=AVERAGE([.C9:.C13])" office:value-type="float" office:value="0.00146572510440566" calcext:value-type="float">
            <text:p>0.0015</text:p>
          </table:table-cell>
          <table:table-cell table:formula="of:=(POWER([.C13]-[.D13];2)+POWER([.C12]-[.D13];2)+POWER([.C11]-[.D13];2)+POWER([.C10]-[.D13];2)+POWER([.C9]-[.D13];2))/5" office:value-type="float" office:value="0.0000607722549468008" calcext:value-type="float">
            <text:p>6.07722549468008E-05</text:p>
          </table:table-cell>
          <table:table-cell table:formula="of:=(([.C13]-[.D13])*([.C11]-[.D11])+([.C12]-[.D13])*([.C10]-[.D11])+([.C11]-[.D13])*([.C9]-[.D11])+([.C10]-[.D13])*([.C8]-[.D11])+([.C9]-[.D13])*([.C7]-[.D11]))/5" office:value-type="float" office:value="0.00000636919153134381" calcext:value-type="float">
            <text:p>6.36919153134381E-06</text:p>
          </table:table-cell>
          <table:table-cell table:formula="of:=[.F13]/(SQRT([.E13])*SQRT([.E11]))" office:value-type="float" office:value="0.136865141115805" calcext:value-type="float">
            <text:p>0.136865141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table:formula="of:=[.B14]/[.B13]-1" office:value-type="float" office:value="-0.000446627958910262" calcext:value-type="float">
            <text:p>-0.0004</text:p>
          </table:table-cell>
          <table:table-cell table:formula="of:=AVERAGE([.C10:.C14])" office:value-type="float" office:value="-0.00042297070779922" calcext:value-type="float">
            <text:p>-0.0004</text:p>
          </table:table-cell>
          <table:table-cell table:formula="of:=(POWER([.C14]-[.D14];2)+POWER([.C13]-[.D14];2)+POWER([.C12]-[.D14];2)+POWER([.C11]-[.D14];2)+POWER([.C10]-[.D14];2))/5" office:value-type="float" office:value="0.0000465929301648433" calcext:value-type="float">
            <text:p>4.65929301648433E-05</text:p>
          </table:table-cell>
          <table:table-cell table:formula="of:=(([.C14]-[.D14])*([.C12]-[.D12])+([.C13]-[.D14])*([.C11]-[.D12])+([.C12]-[.D14])*([.C10]-[.D12])+([.C11]-[.D14])*([.C9]-[.D12])+([.C10]-[.D14])*([.C8]-[.D12]))/5" office:value-type="float" office:value="0.0000125492215779925" calcext:value-type="float">
            <text:p>1.25492215779925E-05</text:p>
          </table:table-cell>
          <table:table-cell table:formula="of:=[.F14]/(SQRT([.E14])*SQRT([.E12]))" office:value-type="float" office:value="0.278802485792255" calcext:value-type="float">
            <text:p>0.278802485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table:formula="of:=[.B15]/[.B14]-1" office:value-type="float" office:value="0.0102770330652369" calcext:value-type="float">
            <text:p>0.0103</text:p>
          </table:table-cell>
          <table:table-cell table:formula="of:=AVERAGE([.C11:.C15])" office:value-type="float" office:value="0.00332659551291647" calcext:value-type="float">
            <text:p>0.0033</text:p>
          </table:table-cell>
          <table:table-cell table:formula="of:=(POWER([.C15]-[.D15];2)+POWER([.C14]-[.D15];2)+POWER([.C13]-[.D15];2)+POWER([.C12]-[.D15];2)+POWER([.C11]-[.D15];2))/5" office:value-type="float" office:value="0.0000424781945214635" calcext:value-type="float">
            <text:p>4.24781945214635E-05</text:p>
          </table:table-cell>
          <table:table-cell table:formula="of:=(([.C15]-[.D15])*([.C13]-[.D13])+([.C14]-[.D15])*([.C12]-[.D13])+([.C13]-[.D15])*([.C11]-[.D13])+([.C12]-[.D15])*([.C10]-[.D13])+([.C11]-[.D15])*([.C9]-[.D13]))/5" office:value-type="float" office:value="0.0000375139838262136" calcext:value-type="float">
            <text:p>0.000037514</text:p>
          </table:table-cell>
          <table:table-cell table:formula="of:=[.F15]/(SQRT([.E15])*SQRT([.E13]))" office:value-type="float" office:value="0.738341852068621" calcext:value-type="float">
            <text:p>0.73834185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table:formula="of:=[.B16]/[.B15]-1" office:value-type="float" office:value="0.033171163202123" calcext:value-type="float">
            <text:p>0.0332</text:p>
          </table:table-cell>
          <table:table-cell table:formula="of:=AVERAGE([.C12:.C16])" office:value-type="float" office:value="0.00951118786557128" calcext:value-type="float">
            <text:p>0.0095</text:p>
          </table:table-cell>
          <table:table-cell table:formula="of:=(POWER([.C16]-[.D16];2)+POWER([.C15]-[.D16];2)+POWER([.C14]-[.D16];2)+POWER([.C13]-[.D16];2)+POWER([.C12]-[.D16];2))/5" office:value-type="float" office:value="0.000182136069308276" calcext:value-type="float">
            <text:p>0.0001821361</text:p>
          </table:table-cell>
          <table:table-cell table:formula="of:=(([.C16]-[.D16])*([.C14]-[.D14])+([.C15]-[.D16])*([.C13]-[.D14])+([.C14]-[.D16])*([.C12]-[.D14])+([.C13]-[.D16])*([.C11]-[.D14])+([.C12]-[.D16])*([.C10]-[.D14]))/5" office:value-type="float" office:value="0.0000394044317435053" calcext:value-type="float">
            <text:p>3.94044317435053E-05</text:p>
          </table:table-cell>
          <table:table-cell table:formula="of:=[.F16]/(SQRT([.E16])*SQRT([.E14]))" office:value-type="float" office:value="0.427747103341243" calcext:value-type="float">
            <text:p>0.427747103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table:formula="of:=[.B17]/[.B16]-1" office:value-type="float" office:value="0.0295376712328768" calcext:value-type="float">
            <text:p>0.0295</text:p>
          </table:table-cell>
          <table:table-cell table:formula="of:=AVERAGE([.C13:.C17])" office:value-type="float" office:value="0.0166748907976558" calcext:value-type="float">
            <text:p>0.0167</text:p>
          </table:table-cell>
          <table:table-cell table:formula="of:=(POWER([.C17]-[.D17];2)+POWER([.C16]-[.D17];2)+POWER([.C15]-[.D17];2)+POWER([.C14]-[.D17];2)+POWER([.C13]-[.D17];2))/5" office:value-type="float" office:value="0.000161151786348753" calcext:value-type="float">
            <text:p>0.0001611518</text:p>
          </table:table-cell>
          <table:table-cell table:formula="of:=(([.C17]-[.D17])*([.C15]-[.D15])+([.C16]-[.D17])*([.C14]-[.D15])+([.C15]-[.D17])*([.C13]-[.D15])+([.C14]-[.D17])*([.C12]-[.D15])+([.C13]-[.D17])*([.C11]-[.D15]))/5" office:value-type="float" office:value="0.0000299820345231759" calcext:value-type="float">
            <text:p>0.000029982</text:p>
          </table:table-cell>
          <table:table-cell table:formula="of:=[.F17]/(SQRT([.E17])*SQRT([.E15]))" office:value-type="float" office:value="0.36237690649585" calcext:value-type="float">
            <text:p>0.362376906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table:formula="of:=[.B18]/[.B17]-1" office:value-type="float" office:value="-0.0124740124740125" calcext:value-type="float">
            <text:p>-0.0125</text:p>
          </table:table-cell>
          <table:table-cell table:formula="of:=AVERAGE([.C14:.C18])" office:value-type="float" office:value="0.0120130454134628" calcext:value-type="float">
            <text:p>0.0120</text:p>
          </table:table-cell>
          <table:table-cell table:formula="of:=(POWER([.C18]-[.D18];2)+POWER([.C17]-[.D18];2)+POWER([.C16]-[.D18];2)+POWER([.C15]-[.D18];2)+POWER([.C14]-[.D18];2))/5" office:value-type="float" office:value="0.000302530332374654" calcext:value-type="float">
            <text:p>0.0003025303</text:p>
          </table:table-cell>
          <table:table-cell table:formula="of:=(([.C18]-[.D18])*([.C16]-[.D16])+([.C17]-[.D18])*([.C15]-[.D16])+([.C16]-[.D18])*([.C14]-[.D16])+([.C15]-[.D18])*([.C13]-[.D16])+([.C14]-[.D18])*([.C12]-[.D16]))/5" office:value-type="float" office:value="-0.000116433129990187" calcext:value-type="float">
            <text:p>-0.0001164331</text:p>
          </table:table-cell>
          <table:table-cell table:formula="of:=[.F18]/(SQRT([.E18])*SQRT([.E16]))" office:value-type="float" office:value="-0.496014223469083" calcext:value-type="float">
            <text:p>-0.496014223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table:formula="of:=[.B19]/[.B18]-1" office:value-type="float" office:value="0.00336842105263146" calcext:value-type="float">
            <text:p>0.0034</text:p>
          </table:table-cell>
          <table:table-cell table:formula="of:=AVERAGE([.C15:.C19])" office:value-type="float" office:value="0.0127760552157711" calcext:value-type="float">
            <text:p>0.0128</text:p>
          </table:table-cell>
          <table:table-cell table:formula="of:=(POWER([.C19]-[.D19];2)+POWER([.C18]-[.D19];2)+POWER([.C17]-[.D19];2)+POWER([.C16]-[.D19];2)+POWER([.C15]-[.D19];2))/5" office:value-type="float" office:value="0.000285845362374967" calcext:value-type="float">
            <text:p>0.0002858454</text:p>
          </table:table-cell>
          <table:table-cell table:formula="of:=(([.C19]-[.D19])*([.C17]-[.D17])+([.C18]-[.D19])*([.C16]-[.D17])+([.C17]-[.D19])*([.C15]-[.D17])+([.C16]-[.D19])*([.C14]-[.D17])+([.C15]-[.D19])*([.C13]-[.D17]))/5" office:value-type="float" office:value="-0.000195876101103658" calcext:value-type="float">
            <text:p>-0.0001958761</text:p>
          </table:table-cell>
          <table:table-cell table:formula="of:=[.F19]/(SQRT([.E19])*SQRT([.E17]))" office:value-type="float" office:value="-0.912637507908399" calcext:value-type="float">
            <text:p>-0.912637507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table:formula="of:=[.B20]/[.B19]-1" office:value-type="float" office:value="0.00503566932438115" calcext:value-type="float">
            <text:p>0.0050</text:p>
          </table:table-cell>
          <table:table-cell table:formula="of:=AVERAGE([.C16:.C20])" office:value-type="float" office:value="0.0117277824676" calcext:value-type="float">
            <text:p>0.0117</text:p>
          </table:table-cell>
          <table:table-cell table:formula="of:=(POWER([.C20]-[.D20];2)+POWER([.C19]-[.D20];2)+POWER([.C18]-[.D20];2)+POWER([.C17]-[.D20];2)+POWER([.C16]-[.D20];2))/5" office:value-type="float" office:value="0.000295480179028163" calcext:value-type="float">
            <text:p>0.0002954802</text:p>
          </table:table-cell>
          <table:table-cell table:formula="of:=(([.C20]-[.D20])*([.C18]-[.D18])+([.C19]-[.D20])*([.C17]-[.D18])+([.C18]-[.D20])*([.C16]-[.D18])+([.C17]-[.D20])*([.C15]-[.D18])+([.C16]-[.D20])*([.C14]-[.D18]))/5" office:value-type="float" office:value="-0.000158556930759864" calcext:value-type="float">
            <text:p>-0.0001585569</text:p>
          </table:table-cell>
          <table:table-cell table:formula="of:=[.F20]/(SQRT([.E20])*SQRT([.E18]))" office:value-type="float" office:value="-0.530318272658593" calcext:value-type="float">
            <text:p>-0.530318272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table:formula="of:=[.B21]/[.B20]-1" office:value-type="float" office:value="-0.0133611691022965" calcext:value-type="float">
            <text:p>-0.0134</text:p>
          </table:table-cell>
          <table:table-cell table:formula="of:=AVERAGE([.C17:.C21])" office:value-type="float" office:value="0.00242131600671609" calcext:value-type="float">
            <text:p>0.0024</text:p>
          </table:table-cell>
          <table:table-cell table:formula="of:=(POWER([.C21]-[.D21];2)+POWER([.C20]-[.D21];2)+POWER([.C19]-[.D21];2)+POWER([.C18]-[.D21];2)+POWER([.C17]-[.D21];2))/5" office:value-type="float" office:value="0.000242797243750785" calcext:value-type="float">
            <text:p>0.0002427972</text:p>
          </table:table-cell>
          <table:table-cell table:formula="of:=(([.C21]-[.D21])*([.C19]-[.D19])+([.C20]-[.D21])*([.C18]-[.D19])+([.C19]-[.D21])*([.C17]-[.D19])+([.C18]-[.D21])*([.C16]-[.D19])+([.C17]-[.D21])*([.C15]-[.D19]))/5" office:value-type="float" office:value="-0.0000546435892492678" calcext:value-type="float">
            <text:p>-5.46435892492678E-05</text:p>
          </table:table-cell>
          <table:table-cell table:formula="of:=[.F21]/(SQRT([.E21])*SQRT([.E19]))" office:value-type="float" office:value="-0.207420542938142" calcext:value-type="float">
            <text:p>-0.207420542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table:formula="of:=[.B22]/[.B21]-1" office:value-type="float" office:value="0.00804062632247149" calcext:value-type="float">
            <text:p>0.0080</text:p>
          </table:table-cell>
          <table:table-cell table:formula="of:=AVERAGE([.C18:.C22])" office:value-type="float" office:value="-0.00187809297536496" calcext:value-type="float">
            <text:p>-0.0019</text:p>
          </table:table-cell>
          <table:table-cell table:formula="of:=(POWER([.C22]-[.D22];2)+POWER([.C21]-[.D22];2)+POWER([.C20]-[.D22];2)+POWER([.C19]-[.D22];2)+POWER([.C18]-[.D22];2))/5" office:value-type="float" office:value="0.0000835683116902702" calcext:value-type="float">
            <text:p>8.35683116902702E-05</text:p>
          </table:table-cell>
          <table:table-cell table:formula="of:=(([.C22]-[.D22])*([.C20]-[.D20])+([.C21]-[.D22])*([.C19]-[.D20])+([.C20]-[.D22])*([.C18]-[.D20])+([.C19]-[.D22])*([.C17]-[.D20])+([.C18]-[.D22])*([.C16]-[.D20]))/5" office:value-type="float" office:value="-0.0000542967941055226" calcext:value-type="float">
            <text:p>-5.42967941055226E-05</text:p>
          </table:table-cell>
          <table:table-cell table:formula="of:=[.F22]/(SQRT([.E22])*SQRT([.E20]))" office:value-type="float" office:value="-0.345532734410294" calcext:value-type="float">
            <text:p>-0.345532734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table:formula="of:=[.B23]/[.B22]-1" office:value-type="float" office:value="0.00209907640638129" calcext:value-type="float">
            <text:p>0.0021</text:p>
          </table:table-cell>
          <table:table-cell table:formula="of:=AVERAGE([.C19:.C23])" office:value-type="float" office:value="0.00103652480071379" calcext:value-type="float">
            <text:p>0.0010</text:p>
          </table:table-cell>
          <table:table-cell table:formula="of:=(POWER([.C23]-[.D23];2)+POWER([.C22]-[.D23];2)+POWER([.C21]-[.D23];2)+POWER([.C20]-[.D23];2)+POWER([.C19]-[.D23];2))/5" office:value-type="float" office:value="0.0000557821881634922" calcext:value-type="float">
            <text:p>5.57821881634922E-05</text:p>
          </table:table-cell>
          <table:table-cell table:formula="of:=(([.C23]-[.D23])*([.C21]-[.D21])+([.C22]-[.D23])*([.C20]-[.D21])+([.C21]-[.D23])*([.C19]-[.D21])+([.C20]-[.D23])*([.C18]-[.D21])+([.C19]-[.D23])*([.C17]-[.D21]))/5" office:value-type="float" office:value="-0.0000016861363185601" calcext:value-type="float">
            <text:p>-1.6861363185601E-06</text:p>
          </table:table-cell>
          <table:table-cell table:formula="of:=[.F23]/(SQRT([.E23])*SQRT([.E21]))" office:value-type="float" office:value="-0.0144884869413386" calcext:value-type="float">
            <text:p>-0.014488486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table:formula="of:=[.B24]/[.B23]-1" office:value-type="float" office:value="-0.00921658986175122" calcext:value-type="float">
            <text:p>-0.0092</text:p>
          </table:table-cell>
          <table:table-cell table:formula="of:=AVERAGE([.C20:.C24])" office:value-type="float" office:value="-0.00148047738216275" calcext:value-type="float">
            <text:p>-0.0015</text:p>
          </table:table-cell>
          <table:table-cell table:formula="of:=(POWER([.C24]-[.D24];2)+POWER([.C23]-[.D24];2)+POWER([.C22]-[.D24];2)+POWER([.C21]-[.D24];2)+POWER([.C20]-[.D24];2))/5" office:value-type="float" office:value="0.0000693846122052764" calcext:value-type="float">
            <text:p>6.93846122052764E-05</text:p>
          </table:table-cell>
          <table:table-cell table:formula="of:=(([.C24]-[.D24])*([.C22]-[.D22])+([.C23]-[.D24])*([.C21]-[.D22])+([.C22]-[.D24])*([.C20]-[.D22])+([.C21]-[.D24])*([.C19]-[.D22])+([.C20]-[.D24])*([.C18]-[.D22]))/5" office:value-type="float" office:value="-0.0000366773501333302" calcext:value-type="float">
            <text:p>-3.66773501333302E-05</text:p>
          </table:table-cell>
          <table:table-cell table:formula="of:=[.F24]/(SQRT([.E24])*SQRT([.E22]))" office:value-type="float" office:value="-0.481665515454997" calcext:value-type="float">
            <text:p>-0.48166551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table:formula="of:=[.B25]/[.B24]-1" office:value-type="float" office:value="-0.0194503171247357" calcext:value-type="float">
            <text:p>-0.0195</text:p>
          </table:table-cell>
          <table:table-cell table:formula="of:=AVERAGE([.C21:.C25])" office:value-type="float" office:value="-0.00637767467198611" calcext:value-type="float">
            <text:p>-0.0064</text:p>
          </table:table-cell>
          <table:table-cell table:formula="of:=(POWER([.C25]-[.D25];2)+POWER([.C24]-[.D25];2)+POWER([.C23]-[.D25];2)+POWER([.C22]-[.D25];2)+POWER([.C21]-[.D25];2))/5" office:value-type="float" office:value="0.000101493065404333" calcext:value-type="float">
            <text:p>0.0001014931</text:p>
          </table:table-cell>
          <table:table-cell table:formula="of:=(([.C25]-[.D25])*([.C23]-[.D23])+([.C24]-[.D25])*([.C22]-[.D23])+([.C23]-[.D25])*([.C21]-[.D23])+([.C22]-[.D25])*([.C20]-[.D23])+([.C21]-[.D25])*([.C19]-[.D23]))/5" office:value-type="float" office:value="-0.0000228887979544726" calcext:value-type="float">
            <text:p>-2.28887979544726E-05</text:p>
          </table:table-cell>
          <table:table-cell table:formula="of:=[.F25]/(SQRT([.E25])*SQRT([.E23]))" office:value-type="float" office:value="-0.304198471487219" calcext:value-type="float">
            <text:p>-0.304198471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table:formula="of:=[.B26]/[.B25]-1" office:value-type="float" office:value="-0.00388098318240615" calcext:value-type="float">
            <text:p>-0.0039</text:p>
          </table:table-cell>
          <table:table-cell table:formula="of:=AVERAGE([.C22:.C26])" office:value-type="float" office:value="-0.00448163748800805" calcext:value-type="float">
            <text:p>-0.0045</text:p>
          </table:table-cell>
          <table:table-cell table:formula="of:=(POWER([.C26]-[.D26];2)+POWER([.C25]-[.D26];2)+POWER([.C24]-[.D26];2)+POWER([.C23]-[.D26];2)+POWER([.C22]-[.D26];2))/5" office:value-type="float" office:value="0.0000893909631884987" calcext:value-type="float">
            <text:p>0.000089391</text:p>
          </table:table-cell>
          <table:table-cell table:formula="of:=(([.C26]-[.D26])*([.C24]-[.D24])+([.C25]-[.D26])*([.C23]-[.D24])+([.C24]-[.D26])*([.C22]-[.D24])+([.C23]-[.D26])*([.C21]-[.D24])+([.C22]-[.D26])*([.C20]-[.D24]))/5" office:value-type="float" office:value="-0.0000199792841500118" calcext:value-type="float">
            <text:p>-1.99792841500118E-05</text:p>
          </table:table-cell>
          <table:table-cell table:formula="of:=[.F26]/(SQRT([.E26])*SQRT([.E24]))" office:value-type="float" office:value="-0.253688939213988" calcext:value-type="float">
            <text:p>-0.253688939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table:formula="of:=[.B27]/[.B26]-1" office:value-type="float" office:value="0.00995670995670972" calcext:value-type="float">
            <text:p>0.0100</text:p>
          </table:table-cell>
          <table:table-cell table:formula="of:=AVERAGE([.C23:.C27])" office:value-type="float" office:value="-0.0040984207611604" calcext:value-type="float">
            <text:p>-0.0041</text:p>
          </table:table-cell>
          <table:table-cell table:formula="of:=(POWER([.C27]-[.D27];2)+POWER([.C26]-[.D27];2)+POWER([.C25]-[.D27];2)+POWER([.C24]-[.D27];2)+POWER([.C23]-[.D27];2))/5" office:value-type="float" office:value="0.0000995758653277914" calcext:value-type="float">
            <text:p>9.95758653277914E-05</text:p>
          </table:table-cell>
          <table:table-cell table:formula="of:=(([.C27]-[.D27])*([.C25]-[.D25])+([.C26]-[.D27])*([.C24]-[.D25])+([.C25]-[.D27])*([.C23]-[.D25])+([.C24]-[.D27])*([.C22]-[.D25])+([.C23]-[.D27])*([.C21]-[.D25]))/5" office:value-type="float" office:value="-0.0000863129357971378" calcext:value-type="float">
            <text:p>-8.63129357971378E-05</text:p>
          </table:table-cell>
          <table:table-cell table:formula="of:=[.F27]/(SQRT([.E27])*SQRT([.E25]))" office:value-type="float" office:value="-0.858579785604583" calcext:value-type="float">
            <text:p>-0.858579785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table:formula="of:=[.B28]/[.B27]-1" office:value-type="float" office:value="-0.0278611230175739" calcext:value-type="float">
            <text:p>-0.0279</text:p>
          </table:table-cell>
          <table:table-cell table:formula="of:=AVERAGE([.C24:.C28])" office:value-type="float" office:value="-0.0100904606459515" calcext:value-type="float">
            <text:p>-0.0101</text:p>
          </table:table-cell>
          <table:table-cell table:formula="of:=(POWER([.C28]-[.D28];2)+POWER([.C27]-[.D28];2)+POWER([.C26]-[.D28];2)+POWER([.C25]-[.D28];2)+POWER([.C24]-[.D28];2))/5" office:value-type="float" office:value="0.000168922732823919" calcext:value-type="float">
            <text:p>0.0001689227</text:p>
          </table:table-cell>
          <table:table-cell table:formula="of:=(([.C28]-[.D28])*([.C26]-[.D26])+([.C27]-[.D28])*([.C25]-[.D26])+([.C26]-[.D28])*([.C24]-[.D26])+([.C25]-[.D28])*([.C23]-[.D26])+([.C24]-[.D28])*([.C22]-[.D26]))/5" office:value-type="float" office:value="-0.0000781613952760181" calcext:value-type="float">
            <text:p>-7.81613952760181E-05</text:p>
          </table:table-cell>
          <table:table-cell table:formula="of:=[.F28]/(SQRT([.E28])*SQRT([.E26]))" office:value-type="float" office:value="-0.636064922119466" calcext:value-type="float">
            <text:p>-0.63606492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table:formula="of:=[.B29]/[.B28]-1" office:value-type="float" office:value="0.0185185185185186" calcext:value-type="float">
            <text:p>0.0185</text:p>
          </table:table-cell>
          <table:table-cell table:formula="of:=AVERAGE([.C25:.C29])" office:value-type="float" office:value="-0.00454343896989748" calcext:value-type="float">
            <text:p>-0.0045</text:p>
          </table:table-cell>
          <table:table-cell table:formula="of:=(POWER([.C29]-[.D29];2)+POWER([.C28]-[.D29];2)+POWER([.C27]-[.D29];2)+POWER([.C26]-[.D29];2)+POWER([.C25]-[.D29];2))/5" office:value-type="float" office:value="0.000301695291086427" calcext:value-type="float">
            <text:p>0.0003016953</text:p>
          </table:table-cell>
          <table:table-cell table:formula="of:=(([.C29]-[.D29])*([.C27]-[.D27])+([.C28]-[.D29])*([.C26]-[.D27])+([.C27]-[.D29])*([.C25]-[.D27])+([.C26]-[.D29])*([.C24]-[.D27])+([.C25]-[.D29])*([.C23]-[.D27]))/5" office:value-type="float" office:value="0.000000137601377388466" calcext:value-type="float">
            <text:p>1.37601377388466E-07</text:p>
          </table:table-cell>
          <table:table-cell table:formula="of:=[.F29]/(SQRT([.E29])*SQRT([.E27]))" office:value-type="float" office:value="0.00079389208256638" calcext:value-type="float">
            <text:p>0.00079389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table:formula="of:=[.B30]/[.B29]-1" office:value-type="float" office:value="-0.0303030303030304" calcext:value-type="float">
            <text:p>-0.0303</text:p>
          </table:table-cell>
          <table:table-cell table:formula="of:=AVERAGE([.C26:.C30])" office:value-type="float" office:value="-0.00671398160555643" calcext:value-type="float">
            <text:p>-0.0067</text:p>
          </table:table-cell>
          <table:table-cell table:formula="of:=(POWER([.C30]-[.D30];2)+POWER([.C29]-[.D30];2)+POWER([.C28]-[.D30];2)+POWER([.C27]-[.D30];2)+POWER([.C26]-[.D30];2))/5" office:value-type="float" office:value="0.000385252341618579" calcext:value-type="float">
            <text:p>0.0003852523</text:p>
          </table:table-cell>
          <table:table-cell table:formula="of:=(([.C30]-[.D30])*([.C28]-[.D28])+([.C29]-[.D30])*([.C27]-[.D28])+([.C28]-[.D30])*([.C26]-[.D28])+([.C27]-[.D30])*([.C25]-[.D28])+([.C26]-[.D30])*([.C24]-[.D28]))/5" office:value-type="float" office:value="0.000128032190180406" calcext:value-type="float">
            <text:p>0.0001280322</text:p>
          </table:table-cell>
          <table:table-cell table:formula="of:=[.F30]/(SQRT([.E30])*SQRT([.E28]))" office:value-type="float" office:value="0.501882995992858" calcext:value-type="float">
            <text:p>0.50188299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table:formula="of:=[.B31]/[.B30]-1" office:value-type="float" office:value="-0.0102678571428571" calcext:value-type="float">
            <text:p>-0.0103</text:p>
          </table:table-cell>
          <table:table-cell table:formula="of:=AVERAGE([.C27:.C31])" office:value-type="float" office:value="-0.00799135639764661" calcext:value-type="float">
            <text:p>-0.0080</text:p>
          </table:table-cell>
          <table:table-cell table:formula="of:=(POWER([.C31]-[.D31];2)+POWER([.C30]-[.D31];2)+POWER([.C29]-[.D31];2)+POWER([.C28]-[.D31];2)+POWER([.C27]-[.D31];2))/5" office:value-type="float" office:value="0.000384541485512922" calcext:value-type="float">
            <text:p>0.0003845415</text:p>
          </table:table-cell>
          <table:table-cell table:formula="of:=(([.C31]-[.D31])*([.C29]-[.D29])+([.C30]-[.D31])*([.C28]-[.D29])+([.C29]-[.D31])*([.C27]-[.D29])+([.C28]-[.D31])*([.C26]-[.D29])+([.C27]-[.D31])*([.C25]-[.D29]))/5" office:value-type="float" office:value="0.000114288130689889" calcext:value-type="float">
            <text:p>0.0001142881</text:p>
          </table:table-cell>
          <table:table-cell table:formula="of:=[.F31]/(SQRT([.E31])*SQRT([.E29]))" office:value-type="float" office:value="0.33554074442885" calcext:value-type="float">
            <text:p>0.3355407444</text:p>
          </table:table-cell>
          <table:table-cell table:number-columns-repeated="4"/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ulti_dim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 0</text:p>
          </table:table-cell>
          <table:table-cell office:value-type="string" calcext:value-type="string">
            <text:p>Returns 0</text:p>
          </table:table-cell>
          <table:table-cell office:value-type="string" calcext:value-type="string">
            <text:p>Mean return 0</text:p>
          </table:table-cell>
          <table:table-cell office:value-type="string" calcext:value-type="string">
            <text:p>Var return 0</text:p>
          </table:table-cell>
          <table:table-cell office:value-type="string" calcext:value-type="string">
            <text:p>stddev return 0</text:p>
          </table:table-cell>
          <table:table-cell office:value-type="string" calcext:value-type="string">
            <text:p>Close 1</text:p>
          </table:table-cell>
          <table:table-cell office:value-type="string" calcext:value-type="string">
            <text:p>Returns 1</text:p>
          </table:table-cell>
          <table:table-cell office:value-type="string" calcext:value-type="string">
            <text:p>Mean return 1</text:p>
          </table:table-cell>
          <table:table-cell office:value-type="string" calcext:value-type="string">
            <text:p>Var return 1</text:p>
          </table:table-cell>
          <table:table-cell office:value-type="string" calcext:value-type="string">
            <text:p>stddev return 1</text:p>
          </table:table-cell>
          <table:table-cell office:value-type="string" calcext:value-type="string">
            <text:p>Correlation 0</text:p>
          </table:table-cell>
          <table:table-cell office:value-type="string" calcext:value-type="string">
            <text:p>Correlation 1</text:p>
          </table:table-cell>
          <table:table-cell office:value-type="string" calcext:value-type="string">
            <text:p>Covariance 0</text:p>
          </table:table-cell>
          <table:table-cell office:value-type="string" calcext:value-type="string">
            <text:p>Covariance 1</text:p>
          </table:table-cell>
        </table:table-row>
        <table:table-row table:style-name="ro1">
          <table:table-cell table:style-name="ce1"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table:number-columns-repeated="4"/>
          <table:table-cell office:value-type="float" office:value="30.5" calcext:value-type="float">
            <text:p>30.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table:formula="of:=[.B3]/[.B2]-1" office:value-type="float" office:value="-0.00359227660529848" calcext:value-type="float">
            <text:p>-0.0036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[.G3]/[.G2]-1" office:value-type="float" office:value="0.0163934426229508" calcext:value-type="float">
            <text:p>0.016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table:formula="of:=[.B4]/[.B3]-1" office:value-type="float" office:value="-0.00495718792248778" calcext:value-type="float">
            <text:p>-0.005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G4]/[.G3]-1" office:value-type="float" office:value="0.032258064516129" calcext:value-type="float">
            <text:p>0.032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table:formula="of:=[.B5]/[.B4]-1" office:value-type="float" office:value="0.00407608695652195" calcext:value-type="float">
            <text:p>0.0041</text:p>
          </table:table-cell>
          <table:table-cell table:number-columns-repeated="3"/>
          <table:table-cell office:value-type="float" office:value="33.5" calcext:value-type="float">
            <text:p>33.5</text:p>
          </table:table-cell>
          <table:table-cell table:formula="of:=[.G5]/[.G4]-1" office:value-type="float" office:value="0.046875" calcext:value-type="float">
            <text:p>0.046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table:formula="of:=[.B6]/[.B5]-1" office:value-type="float" office:value="0.000451059990978608" calcext:value-type="float">
            <text:p>0.0005</text:p>
          </table:table-cell>
          <table:table-cell table:number-columns-repeated="3"/>
          <table:table-cell office:value-type="float" office:value="33.4" calcext:value-type="float">
            <text:p>33.4</text:p>
          </table:table-cell>
          <table:table-cell table:formula="of:=[.G6]/[.G5]-1" office:value-type="float" office:value="-0.0029850746268657" calcext:value-type="float">
            <text:p>-0.003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table:formula="of:=[.B7]/[.B6]-1" office:value-type="float" office:value="-0.00225428313796217" calcext:value-type="float">
            <text:p>-0.0023</text:p>
          </table:table-cell>
          <table:table-cell table:formula="of:=AVERAGE([.C3:.C7])" office:value-type="float" office:value="-0.00125532014364957" calcext:value-type="float">
            <text:p>-0.001255</text:p>
          </table:table-cell>
          <table:table-cell table:formula="of:=(POWER([.C7]-[.D7];2)+POWER([.C6]-[.D7];2)+POWER([.C5]-[.D7];2)+POWER([.C4]-[.D7];2)+POWER([.C3]-[.D7];2))/5" office:value-type="float" office:value="0.0000102997504902524" calcext:value-type="float">
            <text:p>1.02997504902524E-05</text:p>
          </table:table-cell>
          <table:table-cell table:formula="of:=SQRT([.E7])" office:value-type="float" office:value="0.00320932243475978" calcext:value-type="float">
            <text:p>0.0032093224</text:p>
          </table:table-cell>
          <table:table-cell office:value-type="float" office:value="33" calcext:value-type="float">
            <text:p>33</text:p>
          </table:table-cell>
          <table:table-cell table:formula="of:=[.G7]/[.G6]-1" office:value-type="float" office:value="-0.0119760479041916" calcext:value-type="float">
            <text:p>-0.0120</text:p>
          </table:table-cell>
          <table:table-cell table:formula="of:=AVERAGE([.H3:.H7])" office:value-type="float" office:value="0.0161130769216045" calcext:value-type="float">
            <text:p>0.0161</text:p>
          </table:table-cell>
          <table:table-cell table:formula="of:=(POWER([.H7]-[.I7];2)+POWER([.H6]-[.I7];2)+POWER([.H5]-[.I7];2)+POWER([.H4]-[.I7];2)+POWER([.H3]-[.I7];2))/5" office:value-type="float" office:value="0.000472154693376491" calcext:value-type="float">
            <text:p>0.0004721547</text:p>
          </table:table-cell>
          <table:table-cell table:formula="of:=SQRT([.J7])" office:value-type="float" office:value="0.0217291208606444" calcext:value-type="float">
            <text:p>0.021729120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table:formula="of:=[.B8]/[.B7]-1" office:value-type="float" office:value="0.00451875282422054" calcext:value-type="float">
            <text:p>0.0045</text:p>
          </table:table-cell>
          <table:table-cell table:formula="of:=AVERAGE([.C4:.C8])" office:value-type="float" office:value="0.00036688574225423" calcext:value-type="float">
            <text:p>0.000367</text:p>
          </table:table-cell>
          <table:table-cell table:formula="of:=(POWER([.C8]-[.D8];2)+POWER([.C7]-[.D8];2)+POWER([.C6]-[.D8];2)+POWER([.C5]-[.D8];2)+POWER([.C4]-[.D8];2))/5" office:value-type="float" office:value="0.0000132439091809206" calcext:value-type="float">
            <text:p>1.32439091809206E-05</text:p>
          </table:table-cell>
          <table:table-cell table:formula="of:=SQRT([.E8])" office:value-type="float" office:value="0.00363921821012709" calcext:value-type="float">
            <text:p>0.0036392182</text:p>
          </table:table-cell>
          <table:table-cell office:value-type="float" office:value="31.6" calcext:value-type="float">
            <text:p>31.6</text:p>
          </table:table-cell>
          <table:table-cell table:formula="of:=[.G8]/[.G7]-1" office:value-type="float" office:value="-0.0424242424242424" calcext:value-type="float">
            <text:p>-0.0424</text:p>
          </table:table-cell>
          <table:table-cell table:formula="of:=AVERAGE([.H4:.H8])" office:value-type="float" office:value="0.00434953991216587" calcext:value-type="float">
            <text:p>0.0043</text:p>
          </table:table-cell>
          <table:table-cell table:formula="of:=(POWER([.H8]-[.I8];2)+POWER([.H7]-[.I8];2)+POWER([.H6]-[.I8];2)+POWER([.H5]-[.I8];2)+POWER([.H4]-[.I8];2))/5" office:value-type="float" office:value="0.00101908172065829" calcext:value-type="float">
            <text:p>0.0010190817</text:p>
          </table:table-cell>
          <table:table-cell table:formula="of:=SQRT([.J8])" office:value-type="float" office:value="0.0319230593875069" calcext:value-type="float">
            <text:p>0.031923059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table:formula="of:=[.B9]/[.B8]-1" office:value-type="float" office:value="0.00899685110211412" calcext:value-type="float">
            <text:p>0.0090</text:p>
          </table:table-cell>
          <table:table-cell table:formula="of:=AVERAGE([.C5:.C9])" office:value-type="float" office:value="0.00315769354717461" calcext:value-type="float">
            <text:p>0.003158</text:p>
          </table:table-cell>
          <table:table-cell table:formula="of:=(POWER([.C9]-[.D9];2)+POWER([.C8]-[.D9];2)+POWER([.C7]-[.D9];2)+POWER([.C6]-[.D9];2)+POWER([.C5]-[.D9];2))/5" office:value-type="float" office:value="0.0000146814093218726" calcext:value-type="float">
            <text:p>1.46814093218726E-05</text:p>
          </table:table-cell>
          <table:table-cell table:formula="of:=SQRT([.E9])" office:value-type="float" office:value="0.00383163272272703" calcext:value-type="float">
            <text:p>0.0038316327</text:p>
          </table:table-cell>
          <table:table-cell office:value-type="float" office:value="30.5" calcext:value-type="float">
            <text:p>30.5</text:p>
          </table:table-cell>
          <table:table-cell table:formula="of:=[.G9]/[.G8]-1" office:value-type="float" office:value="-0.0348101265822786" calcext:value-type="float">
            <text:p>-0.0348</text:p>
          </table:table-cell>
          <table:table-cell table:formula="of:=AVERAGE([.H5:.H9])" office:value-type="float" office:value="-0.00906409830751564" calcext:value-type="float">
            <text:p>-0.0091</text:p>
          </table:table-cell>
          <table:table-cell table:formula="of:=(POWER([.H9]-[.I9];2)+POWER([.H8]-[.I9];2)+POWER([.H7]-[.I9];2)+POWER([.H6]-[.I9];2)+POWER([.H5]-[.I9];2))/5" office:value-type="float" office:value="0.000990074777247011" calcext:value-type="float">
            <text:p>0.0009900748</text:p>
          </table:table-cell>
          <table:table-cell table:formula="of:=SQRT([.J9])" office:value-type="float" office:value="0.031465453711126" calcext:value-type="float">
            <text:p>0.0314654537</text:p>
          </table:table-cell>
          <table:table-cell table:formula="of:=[.N9]/([.F9]*[.F7])" office:value-type="float" office:value="-0.398321938835212" calcext:value-type="float">
            <text:p>-0.3983219388</text:p>
          </table:table-cell>
          <table:table-cell table:formula="of:=[.O9]/([.K9]*[.K7])" office:value-type="float" office:value="0.405007686670848" calcext:value-type="float">
            <text:p>0.4050076867</text:p>
          </table:table-cell>
          <table:table-cell table:style-name="ce4" table:formula="of:=(([.C9]-[.D9])*([.C7]-[.D7])+([.C8]-[.D9])*([.C6]-[.D7])+([.C7]-[.D9])*([.C5]-[.D7])+([.C6]-[.D9])*([.C4]-[.D7])+([.C5]-[.D9])*([.C3]-[.D7]))/5" office:value-type="float" office:value="-0.00000489814291790992" calcext:value-type="float">
            <text:p>-4.89814291790992E-06</text:p>
          </table:table-cell>
          <table:table-cell table:style-name="ce4" table:formula="of:=(([.H9]-[.I9])*([.H7]-[.I7])+([.H8]-[.I9])*([.H6]-[.I7])+([.H7]-[.I9])*([.H5]-[.I7])+([.H6]-[.I9])*([.H4]-[.I7])+([.H5]-[.I9])*([.H3]-[.I7]))/5" office:value-type="float" office:value="0.000276910497387563" calcext:value-type="float">
            <text:p>0.0002769105</text:p>
          </table:table-cell>
        </table:table-row>
        <table:table-row table:style-name="ro1">
          <table:table-cell table:style-name="ce1"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table:formula="of:=[.B10]/[.B9]-1" office:value-type="float" office:value="-0.00847079803834161" calcext:value-type="float">
            <text:p>-0.0085</text:p>
          </table:table-cell>
          <table:table-cell table:formula="of:=AVERAGE([.C6:.C10])" office:value-type="float" office:value="0.000648316548201899" calcext:value-type="float">
            <text:p>0.000648</text:p>
          </table:table-cell>
          <table:table-cell table:formula="of:=(POWER([.C10]-[.D10];2)+POWER([.C9]-[.D10];2)+POWER([.C8]-[.D10];2)+POWER([.C7]-[.D10];2)+POWER([.C6]-[.D10];2))/5" office:value-type="float" office:value="0.0000352601104189171" calcext:value-type="float">
            <text:p>3.52601104189171E-05</text:p>
          </table:table-cell>
          <table:table-cell table:formula="of:=SQRT([.E10])" office:value-type="float" office:value="0.00593802243334572" calcext:value-type="float">
            <text:p>0.0059380224</text:p>
          </table:table-cell>
          <table:table-cell office:value-type="float" office:value="30.2" calcext:value-type="float">
            <text:p>30.2</text:p>
          </table:table-cell>
          <table:table-cell table:formula="of:=[.G10]/[.G9]-1" office:value-type="float" office:value="-0.00983606557377048" calcext:value-type="float">
            <text:p>-0.0098</text:p>
          </table:table-cell>
          <table:table-cell table:formula="of:=AVERAGE([.H6:.H10])" office:value-type="float" office:value="-0.0204063114222697" calcext:value-type="float">
            <text:p>-0.0204</text:p>
          </table:table-cell>
          <table:table-cell table:formula="of:=(POWER([.H10]-[.I10];2)+POWER([.H9]-[.I10];2)+POWER([.H8]-[.I10];2)+POWER([.H7]-[.I10];2)+POWER([.H6]-[.I10];2))/5" office:value-type="float" office:value="0.000235711621706965" calcext:value-type="float">
            <text:p>0.0002357116</text:p>
          </table:table-cell>
          <table:table-cell table:formula="of:=SQRT([.J10])" office:value-type="float" office:value="0.0153529027127434" calcext:value-type="float">
            <text:p>0.0153529027</text:p>
          </table:table-cell>
          <table:table-cell table:formula="of:=[.N10]/([.F10]*[.F8])" office:value-type="float" office:value="-0.639846064188815" calcext:value-type="float">
            <text:p>-0.6398460642</text:p>
          </table:table-cell>
          <table:table-cell table:formula="of:=[.O10]/([.K10]*[.K8])" office:value-type="float" office:value="0.304802098081123" calcext:value-type="float">
            <text:p>0.3048020981</text:p>
          </table:table-cell>
          <table:table-cell table:style-name="ce4" table:formula="of:=(([.C10]-[.D10])*([.C8]-[.D8])+([.C9]-[.D10])*([.C7]-[.D8])+([.C8]-[.D10])*([.C6]-[.D8])+([.C7]-[.D10])*([.C5]-[.D8])+([.C6]-[.D10])*([.C4]-[.D8]))/5" office:value-type="float" office:value="-0.0000138269194819696" calcext:value-type="float">
            <text:p>-1.38269194819696E-05</text:p>
          </table:table-cell>
          <table:table-cell table:style-name="ce4" table:formula="of:=(([.H10]-[.I10])*([.H8]-[.I8])+([.H9]-[.I10])*([.H7]-[.I8])+([.H8]-[.I10])*([.H6]-[.I8])+([.H7]-[.I10])*([.H5]-[.I8])+([.H6]-[.I10])*([.H4]-[.I8]))/5" office:value-type="float" office:value="0.00014938705161514" calcext:value-type="float">
            <text:p>0.0001493871</text:p>
          </table:table-cell>
        </table:table-row>
        <table:table-row table:style-name="ro1">
          <table:table-cell table:style-name="ce1"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table:formula="of:=[.B11]/[.B10]-1" office:value-type="float" office:value="0.00224820143884896" calcext:value-type="float">
            <text:p>0.0022</text:p>
          </table:table-cell>
          <table:table-cell table:formula="of:=AVERAGE([.C7:.C11])" office:value-type="float" office:value="0.00100774483777597" calcext:value-type="float">
            <text:p>0.001008</text:p>
          </table:table-cell>
          <table:table-cell table:formula="of:=(POWER([.C11]-[.D11];2)+POWER([.C10]-[.D11];2)+POWER([.C9]-[.D11];2)+POWER([.C8]-[.D11];2)+POWER([.C7]-[.D11];2))/5" office:value-type="float" office:value="0.0000356350660263616" calcext:value-type="float">
            <text:p>3.56350660263616E-05</text:p>
          </table:table-cell>
          <table:table-cell table:formula="of:=SQRT([.E11])" office:value-type="float" office:value="0.00596951137249621" calcext:value-type="float">
            <text:p>0.0059695114</text:p>
          </table:table-cell>
          <table:table-cell office:value-type="float" office:value="32.3" calcext:value-type="float">
            <text:p>32.3</text:p>
          </table:table-cell>
          <table:table-cell table:formula="of:=[.G11]/[.G10]-1" office:value-type="float" office:value="0.0695364238410596" calcext:value-type="float">
            <text:p>0.0695</text:p>
          </table:table-cell>
          <table:table-cell table:formula="of:=AVERAGE([.H7:.H11])" office:value-type="float" office:value="-0.00590201172868468" calcext:value-type="float">
            <text:p>-0.0059</text:p>
          </table:table-cell>
          <table:table-cell table:formula="of:=(POWER([.H11]-[.I11];2)+POWER([.H10]-[.I11];2)+POWER([.H9]-[.I11];2)+POWER([.H8]-[.I11];2)+POWER([.H7]-[.I11];2))/5" office:value-type="float" office:value="0.0015825761391392" calcext:value-type="float">
            <text:p>0.0015825761</text:p>
          </table:table-cell>
          <table:table-cell table:formula="of:=SQRT([.J11])" office:value-type="float" office:value="0.0397816055374742" calcext:value-type="float">
            <text:p>0.0397816055</text:p>
          </table:table-cell>
          <table:table-cell table:formula="of:=[.N11]/([.F11]*[.F9])" office:value-type="float" office:value="-0.536819812375088" calcext:value-type="float">
            <text:p>-0.5368198124</text:p>
          </table:table-cell>
          <table:table-cell table:formula="of:=[.O11]/([.K11]*[.K9])" office:value-type="float" office:value="-0.365667737914976" calcext:value-type="float">
            <text:p>-0.3656677379</text:p>
          </table:table-cell>
          <table:table-cell table:style-name="ce4" table:formula="of:=(([.C11]-[.D11])*([.C9]-[.D9])+([.C10]-[.D11])*([.C8]-[.D9])+([.C9]-[.D11])*([.C7]-[.D9])+([.C8]-[.D11])*([.C6]-[.D9])+([.C7]-[.D11])*([.C5]-[.D9]))/5" office:value-type="float" office:value="-0.0000122786662089147" calcext:value-type="float">
            <text:p>-1.22786662089147E-05</text:p>
          </table:table-cell>
          <table:table-cell table:style-name="ce4" table:formula="of:=(([.H11]-[.I11])*([.H9]-[.I9])+([.H10]-[.I11])*([.H8]-[.I9])+([.H9]-[.I11])*([.H7]-[.I9])+([.H8]-[.I11])*([.H6]-[.I9])+([.H7]-[.I11])*([.H5]-[.I9]))/5" office:value-type="float" office:value="-0.00045772322611449" calcext:value-type="float">
            <text:p>-0.0004577232</text:p>
          </table:table-cell>
        </table:table-row>
        <table:table-row table:style-name="ro1">
          <table:table-cell table:style-name="ce1"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table:formula="of:=[.B12]/[.B11]-1" office:value-type="float" office:value="-0.00628084342754598" calcext:value-type="float">
            <text:p>-0.0063</text:p>
          </table:table-cell>
          <table:table-cell table:formula="of:=AVERAGE([.C8:.C12])" office:value-type="float" office:value="0.000202432779859207" calcext:value-type="float">
            <text:p>0.000202</text:p>
          </table:table-cell>
          <table:table-cell table:formula="of:=(POWER([.C12]-[.D12];2)+POWER([.C11]-[.D12];2)+POWER([.C10]-[.D12];2)+POWER([.C9]-[.D12];2)+POWER([.C8]-[.D12];2))/5" office:value-type="float" office:value="0.0000434830769931135" calcext:value-type="float">
            <text:p>4.34830769931135E-05</text:p>
          </table:table-cell>
          <table:table-cell table:formula="of:=SQRT([.E12])" office:value-type="float" office:value="0.00659416992449494" calcext:value-type="float">
            <text:p>0.0065941699</text:p>
          </table:table-cell>
          <table:table-cell office:value-type="float" office:value="33" calcext:value-type="float">
            <text:p>33</text:p>
          </table:table-cell>
          <table:table-cell table:formula="of:=[.G12]/[.G11]-1" office:value-type="float" office:value="0.021671826625387" calcext:value-type="float">
            <text:p>0.0217</text:p>
          </table:table-cell>
          <table:table-cell table:formula="of:=AVERAGE([.H8:.H12])" office:value-type="float" office:value="0.00082756317723105" calcext:value-type="float">
            <text:p>0.0008</text:p>
          </table:table-cell>
          <table:table-cell table:formula="of:=(POWER([.H12]-[.I12];2)+POWER([.H11]-[.I12];2)+POWER([.H10]-[.I12];2)+POWER([.H9]-[.I12];2)+POWER([.H8]-[.I12];2))/5" office:value-type="float" office:value="0.00168197348994789" calcext:value-type="float">
            <text:p>0.0016819735</text:p>
          </table:table-cell>
          <table:table-cell table:formula="of:=SQRT([.J12])" office:value-type="float" office:value="0.0410118701103459" calcext:value-type="float">
            <text:p>0.0410118701</text:p>
          </table:table-cell>
          <table:table-cell table:formula="of:=[.N12]/([.F12]*[.F10])" office:value-type="float" office:value="0.0830191385504747" calcext:value-type="float">
            <text:p>0.0830191386</text:p>
          </table:table-cell>
          <table:table-cell table:formula="of:=[.O12]/([.K12]*[.K10])" office:value-type="float" office:value="-0.50456018500607" calcext:value-type="float">
            <text:p>-0.504560185</text:p>
          </table:table-cell>
          <table:table-cell table:style-name="ce4" table:formula="of:=(([.C12]-[.D12])*([.C10]-[.D10])+([.C11]-[.D12])*([.C9]-[.D10])+([.C10]-[.D12])*([.C8]-[.D10])+([.C9]-[.D12])*([.C7]-[.D10])+([.C8]-[.D12])*([.C6]-[.D10]))/5" office:value-type="float" office:value="0.00000325072469747624" calcext:value-type="float">
            <text:p>3.25072469747624E-06</text:p>
          </table:table-cell>
          <table:table-cell table:style-name="ce4" table:formula="of:=(([.H12]-[.I12])*([.H10]-[.I10])+([.H11]-[.I12])*([.H9]-[.I10])+([.H10]-[.I12])*([.H8]-[.I10])+([.H9]-[.I12])*([.H7]-[.I10])+([.H8]-[.I12])*([.H6]-[.I10]))/5" office:value-type="float" office:value="-0.000317696952133745" calcext:value-type="float">
            <text:p>-0.000317697</text:p>
          </table:table-cell>
        </table:table-row>
        <table:table-row table:style-name="ro1">
          <table:table-cell table:style-name="ce1"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table:formula="of:=[.B13]/[.B12]-1" office:value-type="float" office:value="0.0108352144469528" calcext:value-type="float">
            <text:p>0.0108</text:p>
          </table:table-cell>
          <table:table-cell table:formula="of:=AVERAGE([.C9:.C13])" office:value-type="float" office:value="0.00146572510440566" calcext:value-type="float">
            <text:p>0.001466</text:p>
          </table:table-cell>
          <table:table-cell table:formula="of:=(POWER([.C13]-[.D13];2)+POWER([.C12]-[.D13];2)+POWER([.C11]-[.D13];2)+POWER([.C10]-[.D13];2)+POWER([.C9]-[.D13];2))/5" office:value-type="float" office:value="0.0000607722549468008" calcext:value-type="float">
            <text:p>6.07722549468008E-05</text:p>
          </table:table-cell>
          <table:table-cell table:formula="of:=SQRT([.E13])" office:value-type="float" office:value="0.0077956561588362" calcext:value-type="float">
            <text:p>0.0077956562</text:p>
          </table:table-cell>
          <table:table-cell office:value-type="float" office:value="33.6" calcext:value-type="float">
            <text:p>33.6</text:p>
          </table:table-cell>
          <table:table-cell table:formula="of:=[.G13]/[.G12]-1" office:value-type="float" office:value="0.0181818181818183" calcext:value-type="float">
            <text:p>0.0182</text:p>
          </table:table-cell>
          <table:table-cell table:formula="of:=AVERAGE([.H9:.H13])" office:value-type="float" office:value="0.0129487752984432" calcext:value-type="float">
            <text:p>0.0129</text:p>
          </table:table-cell>
          <table:table-cell table:formula="of:=(POWER([.H13]-[.I13];2)+POWER([.H12]-[.I13];2)+POWER([.H11]-[.I13];2)+POWER([.H10]-[.I13];2)+POWER([.H9]-[.I13];2))/5" office:value-type="float" office:value="0.00122114000245579" calcext:value-type="float">
            <text:p>0.00122114</text:p>
          </table:table-cell>
          <table:table-cell table:formula="of:=SQRT([.J13])" office:value-type="float" office:value="0.0349448136703544" calcext:value-type="float">
            <text:p>0.0349448137</text:p>
          </table:table-cell>
          <table:table-cell table:formula="of:=[.N13]/([.F13]*[.F11])" office:value-type="float" office:value="0.136865141115805" calcext:value-type="float">
            <text:p>0.1368651411</text:p>
          </table:table-cell>
          <table:table-cell table:formula="of:=[.O13]/([.K13]*[.K11])" office:value-type="float" office:value="-0.0220325759342644" calcext:value-type="float">
            <text:p>-0.0220325759</text:p>
          </table:table-cell>
          <table:table-cell table:style-name="ce4" table:formula="of:=(([.C13]-[.D13])*([.C11]-[.D11])+([.C12]-[.D13])*([.C10]-[.D11])+([.C11]-[.D13])*([.C9]-[.D11])+([.C10]-[.D13])*([.C8]-[.D11])+([.C9]-[.D13])*([.C7]-[.D11]))/5" office:value-type="float" office:value="0.00000636919153134381" calcext:value-type="float">
            <text:p>6.36919153134381E-06</text:p>
          </table:table-cell>
          <table:table-cell table:style-name="ce4" table:formula="of:=(([.H13]-[.I13])*([.H11]-[.I11])+([.H12]-[.I13])*([.H10]-[.I11])+([.H11]-[.I13])*([.H9]-[.I11])+([.H10]-[.I13])*([.H8]-[.I11])+([.H9]-[.I13])*([.H7]-[.I11]))/5" office:value-type="float" office:value="-0.0000306288232329308" calcext:value-type="float">
            <text:p>-3.06288232329308E-05</text:p>
          </table:table-cell>
        </table:table-row>
        <table:table-row table:style-name="ro1">
          <table:table-cell table:style-name="ce1"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table:formula="of:=[.B14]/[.B13]-1" office:value-type="float" office:value="-0.000446627958910262" calcext:value-type="float">
            <text:p>-0.0004</text:p>
          </table:table-cell>
          <table:table-cell table:formula="of:=AVERAGE([.C10:.C14])" office:value-type="float" office:value="-0.00042297070779922" calcext:value-type="float">
            <text:p>-0.000423</text:p>
          </table:table-cell>
          <table:table-cell table:formula="of:=(POWER([.C14]-[.D14];2)+POWER([.C13]-[.D14];2)+POWER([.C12]-[.D14];2)+POWER([.C11]-[.D14];2)+POWER([.C10]-[.D14];2))/5" office:value-type="float" office:value="0.0000465929301648433" calcext:value-type="float">
            <text:p>4.65929301648433E-05</text:p>
          </table:table-cell>
          <table:table-cell table:formula="of:=SQRT([.E14])" office:value-type="float" office:value="0.00682590141775013" calcext:value-type="float">
            <text:p>0.0068259014</text:p>
          </table:table-cell>
          <table:table-cell office:value-type="float" office:value="33.8" calcext:value-type="float">
            <text:p>33.8</text:p>
          </table:table-cell>
          <table:table-cell table:formula="of:=[.G14]/[.G13]-1" office:value-type="float" office:value="0.00595238095238093" calcext:value-type="float">
            <text:p>0.0060</text:p>
          </table:table-cell>
          <table:table-cell table:formula="of:=AVERAGE([.H10:.H14])" office:value-type="float" office:value="0.0211012768053751" calcext:value-type="float">
            <text:p>0.0211</text:p>
          </table:table-cell>
          <table:table-cell table:formula="of:=(POWER([.H14]-[.I14];2)+POWER([.H13]-[.I14];2)+POWER([.H12]-[.I14];2)+POWER([.H11]-[.I14];2)+POWER([.H10]-[.I14];2))/5" office:value-type="float" office:value="0.000708284086633899" calcext:value-type="float">
            <text:p>0.0007082841</text:p>
          </table:table-cell>
          <table:table-cell table:formula="of:=SQRT([.J14])" office:value-type="float" office:value="0.0266136071706542" calcext:value-type="float">
            <text:p>0.0266136072</text:p>
          </table:table-cell>
          <table:table-cell table:formula="of:=[.N14]/([.F14]*[.F12])" office:value-type="float" office:value="0.278802485792256" calcext:value-type="float">
            <text:p>0.2788024858</text:p>
          </table:table-cell>
          <table:table-cell table:formula="of:=[.O14]/([.K14]*[.K12])" office:value-type="float" office:value="-0.166832260761888" calcext:value-type="float">
            <text:p>-0.1668322608</text:p>
          </table:table-cell>
          <table:table-cell table:style-name="ce4" table:formula="of:=(([.C14]-[.D14])*([.C12]-[.D12])+([.C13]-[.D14])*([.C11]-[.D12])+([.C12]-[.D14])*([.C10]-[.D12])+([.C11]-[.D14])*([.C9]-[.D12])+([.C10]-[.D14])*([.C8]-[.D12]))/5" office:value-type="float" office:value="0.0000125492215779925" calcext:value-type="float">
            <text:p>1.25492215779925E-05</text:p>
          </table:table-cell>
          <table:table-cell table:style-name="ce4" table:formula="of:=(([.H14]-[.I14])*([.H12]-[.I12])+([.H13]-[.I14])*([.H11]-[.I12])+([.H12]-[.I14])*([.H10]-[.I12])+([.H11]-[.I14])*([.H9]-[.I12])+([.H10]-[.I14])*([.H8]-[.I12]))/5" office:value-type="float" office:value="-0.00018209304169155" calcext:value-type="float">
            <text:p>-0.000182093</text:p>
          </table:table-cell>
        </table:table-row>
        <table:table-row table:style-name="ro1">
          <table:table-cell table:style-name="ce1"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table:formula="of:=[.B15]/[.B14]-1" office:value-type="float" office:value="0.0102770330652369" calcext:value-type="float">
            <text:p>0.0103</text:p>
          </table:table-cell>
          <table:table-cell table:formula="of:=AVERAGE([.C11:.C15])" office:value-type="float" office:value="0.00332659551291647" calcext:value-type="float">
            <text:p>0.003327</text:p>
          </table:table-cell>
          <table:table-cell table:formula="of:=(POWER([.C15]-[.D15];2)+POWER([.C14]-[.D15];2)+POWER([.C13]-[.D15];2)+POWER([.C12]-[.D15];2)+POWER([.C11]-[.D15];2))/5" office:value-type="float" office:value="0.0000424781945214635" calcext:value-type="float">
            <text:p>4.24781945214635E-05</text:p>
          </table:table-cell>
          <table:table-cell table:formula="of:=SQRT([.E15])" office:value-type="float" office:value="0.00651752978677224" calcext:value-type="float">
            <text:p>0.0065175298</text:p>
          </table:table-cell>
          <table:table-cell office:value-type="float" office:value="34" calcext:value-type="float">
            <text:p>34</text:p>
          </table:table-cell>
          <table:table-cell table:formula="of:=[.G15]/[.G14]-1" office:value-type="float" office:value="0.00591715976331364" calcext:value-type="float">
            <text:p>0.0059</text:p>
          </table:table-cell>
          <table:table-cell table:formula="of:=AVERAGE([.H11:.H15])" office:value-type="float" office:value="0.0242519218727919" calcext:value-type="float">
            <text:p>0.0243</text:p>
          </table:table-cell>
          <table:table-cell table:formula="of:=(POWER([.H15]-[.I15];2)+POWER([.H14]-[.I15];2)+POWER([.H13]-[.I15];2)+POWER([.H12]-[.I15];2)+POWER([.H11]-[.I15];2))/5" office:value-type="float" office:value="0.00055304517366557" calcext:value-type="float">
            <text:p>0.0005530452</text:p>
          </table:table-cell>
          <table:table-cell table:formula="of:=SQRT([.J15])" office:value-type="float" office:value="0.0235169125028259" calcext:value-type="float">
            <text:p>0.0235169125</text:p>
          </table:table-cell>
          <table:table-cell table:formula="of:=[.N15]/([.F15]*[.F13])" office:value-type="float" office:value="0.738341852068621" calcext:value-type="float">
            <text:p>0.7383418521</text:p>
          </table:table-cell>
          <table:table-cell table:formula="of:=[.O15]/([.K15]*[.K13])" office:value-type="float" office:value="-0.657833456828376" calcext:value-type="float">
            <text:p>-0.6578334568</text:p>
          </table:table-cell>
          <table:table-cell table:style-name="ce4" table:formula="of:=(([.C15]-[.D15])*([.C13]-[.D13])+([.C14]-[.D15])*([.C12]-[.D13])+([.C13]-[.D15])*([.C11]-[.D13])+([.C12]-[.D15])*([.C10]-[.D13])+([.C11]-[.D15])*([.C9]-[.D13]))/5" office:value-type="float" office:value="0.0000375139838262136" calcext:value-type="float">
            <text:p>0.000037514</text:p>
          </table:table-cell>
          <table:table-cell table:style-name="ce4" table:formula="of:=(([.H15]-[.I15])*([.H13]-[.I13])+([.H14]-[.I15])*([.H12]-[.I13])+([.H13]-[.I15])*([.H11]-[.I13])+([.H12]-[.I15])*([.H10]-[.I13])+([.H11]-[.I15])*([.H9]-[.I13]))/5" office:value-type="float" office:value="-0.000540603670387652" calcext:value-type="float">
            <text:p>-0.0005406037</text:p>
          </table:table-cell>
        </table:table-row>
        <table:table-row table:style-name="ro1">
          <table:table-cell table:style-name="ce1"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table:formula="of:=[.B16]/[.B15]-1" office:value-type="float" office:value="0.033171163202123" calcext:value-type="float">
            <text:p>0.0332</text:p>
          </table:table-cell>
          <table:table-cell table:formula="of:=AVERAGE([.C12:.C16])" office:value-type="float" office:value="0.00951118786557128" calcext:value-type="float">
            <text:p>0.009511</text:p>
          </table:table-cell>
          <table:table-cell table:formula="of:=(POWER([.C16]-[.D16];2)+POWER([.C15]-[.D16];2)+POWER([.C14]-[.D16];2)+POWER([.C13]-[.D16];2)+POWER([.C12]-[.D16];2))/5" office:value-type="float" office:value="0.000182136069308276" calcext:value-type="float">
            <text:p>0.0001821361</text:p>
          </table:table-cell>
          <table:table-cell table:formula="of:=SQRT([.E16])" office:value-type="float" office:value="0.0134957796850822" calcext:value-type="float">
            <text:p>0.0134957797</text:p>
          </table:table-cell>
          <table:table-cell office:value-type="float" office:value="36" calcext:value-type="float">
            <text:p>36</text:p>
          </table:table-cell>
          <table:table-cell table:formula="of:=[.G16]/[.G15]-1" office:value-type="float" office:value="0.0588235294117647" calcext:value-type="float">
            <text:p>0.0588</text:p>
          </table:table-cell>
          <table:table-cell table:formula="of:=AVERAGE([.H12:.H16])" office:value-type="float" office:value="0.0221093429869329" calcext:value-type="float">
            <text:p>0.0221</text:p>
          </table:table-cell>
          <table:table-cell table:formula="of:=(POWER([.H16]-[.I16];2)+POWER([.H15]-[.I16];2)+POWER([.H14]-[.I16];2)+POWER([.H13]-[.I16];2)+POWER([.H12]-[.I16];2))/5" office:value-type="float" office:value="0.000377356515246385" calcext:value-type="float">
            <text:p>0.0003773565</text:p>
          </table:table-cell>
          <table:table-cell table:formula="of:=SQRT([.J16])" office:value-type="float" office:value="0.0194256664041774" calcext:value-type="float">
            <text:p>0.0194256664</text:p>
          </table:table-cell>
          <table:table-cell table:formula="of:=[.N16]/([.F16]*[.F14])" office:value-type="float" office:value="0.427747103341242" calcext:value-type="float">
            <text:p>0.4277471033</text:p>
          </table:table-cell>
          <table:table-cell table:formula="of:=[.O16]/([.K16]*[.K14])" office:value-type="float" office:value="-0.268795889928462" calcext:value-type="float">
            <text:p>-0.2687958899</text:p>
          </table:table-cell>
          <table:table-cell table:style-name="ce4" table:formula="of:=(([.C16]-[.D16])*([.C14]-[.D14])+([.C15]-[.D16])*([.C13]-[.D14])+([.C14]-[.D16])*([.C12]-[.D14])+([.C13]-[.D16])*([.C11]-[.D14])+([.C12]-[.D16])*([.C10]-[.D14]))/5" office:value-type="float" office:value="0.0000394044317435053" calcext:value-type="float">
            <text:p>3.94044317435053E-05</text:p>
          </table:table-cell>
          <table:table-cell table:style-name="ce4" table:formula="of:=(([.H16]-[.I16])*([.H14]-[.I14])+([.H15]-[.I16])*([.H13]-[.I14])+([.H14]-[.I16])*([.H12]-[.I14])+([.H13]-[.I16])*([.H11]-[.I14])+([.H12]-[.I16])*([.H10]-[.I14]))/5" office:value-type="float" office:value="-0.000138963995451987" calcext:value-type="float">
            <text:p>-0.000138964</text:p>
          </table:table-cell>
        </table:table-row>
        <table:table-row table:style-name="ro1">
          <table:table-cell table:style-name="ce1"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table:formula="of:=[.B17]/[.B16]-1" office:value-type="float" office:value="0.0295376712328768" calcext:value-type="float">
            <text:p>0.0295</text:p>
          </table:table-cell>
          <table:table-cell table:formula="of:=AVERAGE([.C13:.C17])" office:value-type="float" office:value="0.0166748907976558" calcext:value-type="float">
            <text:p>0.016675</text:p>
          </table:table-cell>
          <table:table-cell table:formula="of:=(POWER([.C17]-[.D17];2)+POWER([.C16]-[.D17];2)+POWER([.C15]-[.D17];2)+POWER([.C14]-[.D17];2)+POWER([.C13]-[.D17];2))/5" office:value-type="float" office:value="0.000161151786348753" calcext:value-type="float">
            <text:p>0.0001611518</text:p>
          </table:table-cell>
          <table:table-cell table:formula="of:=SQRT([.E17])" office:value-type="float" office:value="0.0126945573514303" calcext:value-type="float">
            <text:p>0.0126945574</text:p>
          </table:table-cell>
          <table:table-cell office:value-type="float" office:value="34.5" calcext:value-type="float">
            <text:p>34.5</text:p>
          </table:table-cell>
          <table:table-cell table:formula="of:=[.G17]/[.G16]-1" office:value-type="float" office:value="-0.0416666666666666" calcext:value-type="float">
            <text:p>-0.0417</text:p>
          </table:table-cell>
          <table:table-cell table:formula="of:=AVERAGE([.H13:.H17])" office:value-type="float" office:value="0.00944164432852219" calcext:value-type="float">
            <text:p>0.0094</text:p>
          </table:table-cell>
          <table:table-cell table:formula="of:=(POWER([.H17]-[.I17];2)+POWER([.H16]-[.I17];2)+POWER([.H15]-[.I17];2)+POWER([.H14]-[.I17];2)+POWER([.H13]-[.I17];2))/5" office:value-type="float" office:value="0.00103032352329996" calcext:value-type="float">
            <text:p>0.0010303235</text:p>
          </table:table-cell>
          <table:table-cell table:formula="of:=SQRT([.J17])" office:value-type="float" office:value="0.0320986529826403" calcext:value-type="float">
            <text:p>0.032098653</text:p>
          </table:table-cell>
          <table:table-cell table:formula="of:=[.N17]/([.F17]*[.F15])" office:value-type="float" office:value="0.362376906495851" calcext:value-type="float">
            <text:p>0.3623769065</text:p>
          </table:table-cell>
          <table:table-cell table:formula="of:=[.O17]/([.K17]*[.K15])" office:value-type="float" office:value="0.121766472426769" calcext:value-type="float">
            <text:p>0.1217664724</text:p>
          </table:table-cell>
          <table:table-cell table:style-name="ce4" table:formula="of:=(([.C17]-[.D17])*([.C15]-[.D15])+([.C16]-[.D17])*([.C14]-[.D15])+([.C15]-[.D17])*([.C13]-[.D15])+([.C14]-[.D17])*([.C12]-[.D15])+([.C13]-[.D17])*([.C11]-[.D15]))/5" office:value-type="float" office:value="0.0000299820345231759" calcext:value-type="float">
            <text:p>0.000029982</text:p>
          </table:table-cell>
          <table:table-cell table:style-name="ce4" table:formula="of:=(([.H17]-[.I17])*([.H15]-[.I15])+([.H16]-[.I17])*([.H14]-[.I15])+([.H15]-[.I17])*([.H13]-[.I15])+([.H14]-[.I17])*([.H12]-[.I15])+([.H13]-[.I17])*([.H11]-[.I15]))/5" office:value-type="float" office:value="0.0000919167871581115" calcext:value-type="float">
            <text:p>9.19167871581115E-05</text:p>
          </table:table-cell>
        </table:table-row>
        <table:table-row table:style-name="ro1">
          <table:table-cell table:style-name="ce1"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table:formula="of:=[.B18]/[.B17]-1" office:value-type="float" office:value="-0.0124740124740125" calcext:value-type="float">
            <text:p>-0.0125</text:p>
          </table:table-cell>
          <table:table-cell table:formula="of:=AVERAGE([.C14:.C18])" office:value-type="float" office:value="0.0120130454134628" calcext:value-type="float">
            <text:p>0.012013</text:p>
          </table:table-cell>
          <table:table-cell table:formula="of:=(POWER([.C18]-[.D18];2)+POWER([.C17]-[.D18];2)+POWER([.C16]-[.D18];2)+POWER([.C15]-[.D18];2)+POWER([.C14]-[.D18];2))/5" office:value-type="float" office:value="0.000302530332374654" calcext:value-type="float">
            <text:p>0.0003025303</text:p>
          </table:table-cell>
          <table:table-cell table:formula="of:=SQRT([.E18])" office:value-type="float" office:value="0.0173933991035293" calcext:value-type="float">
            <text:p>0.0173933991</text:p>
          </table:table-cell>
          <table:table-cell office:value-type="float" office:value="33.7" calcext:value-type="float">
            <text:p>33.7</text:p>
          </table:table-cell>
          <table:table-cell table:formula="of:=[.G18]/[.G17]-1" office:value-type="float" office:value="-0.0231884057971014" calcext:value-type="float">
            <text:p>-0.0232</text:p>
          </table:table-cell>
          <table:table-cell table:formula="of:=AVERAGE([.H14:.H18])" office:value-type="float" office:value="0.00116759953273826" calcext:value-type="float">
            <text:p>0.0012</text:p>
          </table:table-cell>
          <table:table-cell table:formula="of:=(POWER([.H18]-[.I18];2)+POWER([.H17]-[.I18];2)+POWER([.H16]-[.I18];2)+POWER([.H15]-[.I18];2)+POWER([.H14]-[.I18];2))/5" office:value-type="float" office:value="0.0011595296124603" calcext:value-type="float">
            <text:p>0.0011595296</text:p>
          </table:table-cell>
          <table:table-cell table:formula="of:=SQRT([.J18])" office:value-type="float" office:value="0.0340518665047938" calcext:value-type="float">
            <text:p>0.0340518665</text:p>
          </table:table-cell>
          <table:table-cell table:formula="of:=[.N18]/([.F18]*[.F16])" office:value-type="float" office:value="-0.496014223469085" calcext:value-type="float">
            <text:p>-0.4960142235</text:p>
          </table:table-cell>
          <table:table-cell table:formula="of:=[.O18]/([.K18]*[.K16])" office:value-type="float" office:value="-0.348588738122075" calcext:value-type="float">
            <text:p>-0.3485887381</text:p>
          </table:table-cell>
          <table:table-cell table:style-name="ce4" table:formula="of:=(([.C18]-[.D18])*([.C16]-[.D16])+([.C17]-[.D18])*([.C15]-[.D16])+([.C16]-[.D18])*([.C14]-[.D16])+([.C15]-[.D18])*([.C13]-[.D16])+([.C14]-[.D18])*([.C12]-[.D16]))/5" office:value-type="float" office:value="-0.000116433129990187" calcext:value-type="float">
            <text:p>-0.0001164331</text:p>
          </table:table-cell>
          <table:table-cell table:style-name="ce4" table:formula="of:=(([.H18]-[.I18])*([.H16]-[.I16])+([.H17]-[.I18])*([.H15]-[.I16])+([.H16]-[.I18])*([.H14]-[.I16])+([.H15]-[.I18])*([.H13]-[.I16])+([.H14]-[.I18])*([.H12]-[.I16]))/5" office:value-type="float" office:value="-0.000230584547918518" calcext:value-type="float">
            <text:p>-0.0002305845</text:p>
          </table:table-cell>
        </table:table-row>
        <table:table-row table:style-name="ro1">
          <table:table-cell table:style-name="ce1"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table:formula="of:=[.B19]/[.B18]-1" office:value-type="float" office:value="0.00336842105263146" calcext:value-type="float">
            <text:p>0.0034</text:p>
          </table:table-cell>
          <table:table-cell table:formula="of:=AVERAGE([.C15:.C19])" office:value-type="float" office:value="0.0127760552157711" calcext:value-type="float">
            <text:p>0.012776</text:p>
          </table:table-cell>
          <table:table-cell table:formula="of:=(POWER([.C19]-[.D19];2)+POWER([.C18]-[.D19];2)+POWER([.C17]-[.D19];2)+POWER([.C16]-[.D19];2)+POWER([.C15]-[.D19];2))/5" office:value-type="float" office:value="0.000285845362374967" calcext:value-type="float">
            <text:p>0.0002858454</text:p>
          </table:table-cell>
          <table:table-cell table:formula="of:=SQRT([.E19])" office:value-type="float" office:value="0.0169069619498882" calcext:value-type="float">
            <text:p>0.0169069619</text:p>
          </table:table-cell>
          <table:table-cell office:value-type="float" office:value="33" calcext:value-type="float">
            <text:p>33</text:p>
          </table:table-cell>
          <table:table-cell table:formula="of:=[.G19]/[.G18]-1" office:value-type="float" office:value="-0.0207715133531158" calcext:value-type="float">
            <text:p>-0.0208</text:p>
          </table:table-cell>
          <table:table-cell table:formula="of:=AVERAGE([.H15:.H19])" office:value-type="float" office:value="-0.00417717932836108" calcext:value-type="float">
            <text:p>-0.0042</text:p>
          </table:table-cell>
          <table:table-cell table:formula="of:=(POWER([.H19]-[.I19];2)+POWER([.H18]-[.I19];2)+POWER([.H17]-[.I19];2)+POWER([.H16]-[.I19];2)+POWER([.H15]-[.I19];2))/5" office:value-type="float" office:value="0.00122264905958314" calcext:value-type="float">
            <text:p>0.0012226491</text:p>
          </table:table-cell>
          <table:table-cell table:formula="of:=SQRT([.J19])" office:value-type="float" office:value="0.0349663990079496" calcext:value-type="float">
            <text:p>0.034966399</text:p>
          </table:table-cell>
          <table:table-cell table:formula="of:=[.N19]/([.F19]*[.F17])" office:value-type="float" office:value="-0.9126375079084" calcext:value-type="float">
            <text:p>-0.9126375079</text:p>
          </table:table-cell>
          <table:table-cell table:formula="of:=[.O19]/([.K19]*[.K17])" office:value-type="float" office:value="-0.0160678097581788" calcext:value-type="float">
            <text:p>-0.0160678098</text:p>
          </table:table-cell>
          <table:table-cell table:style-name="ce4" table:formula="of:=(([.C19]-[.D19])*([.C17]-[.D17])+([.C18]-[.D19])*([.C16]-[.D17])+([.C17]-[.D19])*([.C15]-[.D17])+([.C16]-[.D19])*([.C14]-[.D17])+([.C15]-[.D19])*([.C13]-[.D17]))/5" office:value-type="float" office:value="-0.000195876101103658" calcext:value-type="float">
            <text:p>-0.0001958761</text:p>
          </table:table-cell>
          <table:table-cell table:style-name="ce4" table:formula="of:=(([.H19]-[.I19])*([.H17]-[.I17])+([.H18]-[.I19])*([.H16]-[.I17])+([.H17]-[.I19])*([.H15]-[.I17])+([.H16]-[.I19])*([.H14]-[.I17])+([.H15]-[.I19])*([.H13]-[.I17]))/5" office:value-type="float" office:value="-0.000018034096855338" calcext:value-type="float">
            <text:p>-1.8034096855338E-05</text:p>
          </table:table-cell>
        </table:table-row>
        <table:table-row table:style-name="ro1">
          <table:table-cell table:style-name="ce1"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table:formula="of:=[.B20]/[.B19]-1" office:value-type="float" office:value="0.00503566932438115" calcext:value-type="float">
            <text:p>0.0050</text:p>
          </table:table-cell>
          <table:table-cell table:formula="of:=AVERAGE([.C16:.C20])" office:value-type="float" office:value="0.0117277824676" calcext:value-type="float">
            <text:p>0.011728</text:p>
          </table:table-cell>
          <table:table-cell table:formula="of:=(POWER([.C20]-[.D20];2)+POWER([.C19]-[.D20];2)+POWER([.C18]-[.D20];2)+POWER([.C17]-[.D20];2)+POWER([.C16]-[.D20];2))/5" office:value-type="float" office:value="0.000295480179028163" calcext:value-type="float">
            <text:p>0.0002954802</text:p>
          </table:table-cell>
          <table:table-cell table:formula="of:=SQRT([.E20])" office:value-type="float" office:value="0.0171895369055761" calcext:value-type="float">
            <text:p>0.0171895369</text:p>
          </table:table-cell>
          <table:table-cell office:value-type="float" office:value="32.1" calcext:value-type="float">
            <text:p>32.1</text:p>
          </table:table-cell>
          <table:table-cell table:formula="of:=[.G20]/[.G19]-1" office:value-type="float" office:value="-0.0272727272727272" calcext:value-type="float">
            <text:p>-0.0273</text:p>
          </table:table-cell>
          <table:table-cell table:formula="of:=AVERAGE([.H16:.H20])" office:value-type="float" office:value="-0.0108151567355693" calcext:value-type="float">
            <text:p>-0.0108</text:p>
          </table:table-cell>
          <table:table-cell table:formula="of:=(POWER([.H20]-[.I20];2)+POWER([.H19]-[.I20];2)+POWER([.H18]-[.I20];2)+POWER([.H17]-[.I20];2)+POWER([.H16]-[.I20];2))/5" office:value-type="float" office:value="0.0012648880461551" calcext:value-type="float">
            <text:p>0.001264888</text:p>
          </table:table-cell>
          <table:table-cell table:formula="of:=SQRT([.J20])" office:value-type="float" office:value="0.0355652646012243" calcext:value-type="float">
            <text:p>0.0355652646</text:p>
          </table:table-cell>
          <table:table-cell table:formula="of:=[.N20]/([.F20]*[.F18])" office:value-type="float" office:value="-0.530318272658594" calcext:value-type="float">
            <text:p>-0.5303182727</text:p>
          </table:table-cell>
          <table:table-cell table:formula="of:=[.O20]/([.K20]*[.K18])" office:value-type="float" office:value="0.0496419018129091" calcext:value-type="float">
            <text:p>0.0496419018</text:p>
          </table:table-cell>
          <table:table-cell table:style-name="ce4" table:formula="of:=(([.C20]-[.D20])*([.C18]-[.D18])+([.C19]-[.D20])*([.C17]-[.D18])+([.C18]-[.D20])*([.C16]-[.D18])+([.C17]-[.D20])*([.C15]-[.D18])+([.C16]-[.D20])*([.C14]-[.D18]))/5" office:value-type="float" office:value="-0.000158556930759864" calcext:value-type="float">
            <text:p>-0.0001585569</text:p>
          </table:table-cell>
          <table:table-cell table:style-name="ce4" table:formula="of:=(([.H20]-[.I20])*([.H18]-[.I18])+([.H19]-[.I20])*([.H17]-[.I18])+([.H18]-[.I20])*([.H16]-[.I18])+([.H17]-[.I20])*([.H15]-[.I18])+([.H16]-[.I20])*([.H14]-[.I18]))/5" office:value-type="float" office:value="0.0000601195024256297" calcext:value-type="float">
            <text:p>6.01195024256297E-05</text:p>
          </table:table-cell>
        </table:table-row>
        <table:table-row table:style-name="ro1">
          <table:table-cell table:style-name="ce1"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table:formula="of:=[.B21]/[.B20]-1" office:value-type="float" office:value="-0.0133611691022965" calcext:value-type="float">
            <text:p>-0.0134</text:p>
          </table:table-cell>
          <table:table-cell table:formula="of:=AVERAGE([.C17:.C21])" office:value-type="float" office:value="0.00242131600671609" calcext:value-type="float">
            <text:p>0.002421</text:p>
          </table:table-cell>
          <table:table-cell table:formula="of:=(POWER([.C21]-[.D21];2)+POWER([.C20]-[.D21];2)+POWER([.C19]-[.D21];2)+POWER([.C18]-[.D21];2)+POWER([.C17]-[.D21];2))/5" office:value-type="float" office:value="0.000242797243750785" calcext:value-type="float">
            <text:p>0.0002427972</text:p>
          </table:table-cell>
          <table:table-cell table:formula="of:=SQRT([.E21])" office:value-type="float" office:value="0.0155819525012363" calcext:value-type="float">
            <text:p>0.0155819525</text:p>
          </table:table-cell>
          <table:table-cell office:value-type="float" office:value="31.3" calcext:value-type="float">
            <text:p>31.3</text:p>
          </table:table-cell>
          <table:table-cell table:formula="of:=[.G21]/[.G20]-1" office:value-type="float" office:value="-0.0249221183800623" calcext:value-type="float">
            <text:p>-0.0249</text:p>
          </table:table-cell>
          <table:table-cell table:formula="of:=AVERAGE([.H17:.H21])" office:value-type="float" office:value="-0.0275642862939347" calcext:value-type="float">
            <text:p>-0.0276</text:p>
          </table:table-cell>
          <table:table-cell table:formula="of:=(POWER([.H21]-[.I21];2)+POWER([.H20]-[.I21];2)+POWER([.H19]-[.I21];2)+POWER([.H18]-[.I21];2)+POWER([.H17]-[.I21];2))/5" office:value-type="float" office:value="0.0000542466568946491" calcext:value-type="float">
            <text:p>5.42466568946491E-05</text:p>
          </table:table-cell>
          <table:table-cell table:formula="of:=SQRT([.J21])" office:value-type="float" office:value="0.00736523298305282" calcext:value-type="float">
            <text:p>0.007365233</text:p>
          </table:table-cell>
          <table:table-cell table:formula="of:=[.N21]/([.F21]*[.F19])" office:value-type="float" office:value="-0.207420542938142" calcext:value-type="float">
            <text:p>-0.2074205429</text:p>
          </table:table-cell>
          <table:table-cell table:formula="of:=[.O21]/([.K21]*[.K19])" office:value-type="float" office:value="-0.132576679552891" calcext:value-type="float">
            <text:p>-0.1325766796</text:p>
          </table:table-cell>
          <table:table-cell table:style-name="ce4" table:formula="of:=(([.C21]-[.D21])*([.C19]-[.D19])+([.C20]-[.D21])*([.C18]-[.D19])+([.C19]-[.D21])*([.C17]-[.D19])+([.C18]-[.D21])*([.C16]-[.D19])+([.C17]-[.D21])*([.C15]-[.D19]))/5" office:value-type="float" office:value="-0.0000546435892492678" calcext:value-type="float">
            <text:p>-5.46435892492678E-05</text:p>
          </table:table-cell>
          <table:table-cell table:style-name="ce4" table:formula="of:=(([.H21]-[.I21])*([.H19]-[.I19])+([.H20]-[.I21])*([.H18]-[.I19])+([.H19]-[.I21])*([.H17]-[.I19])+([.H18]-[.I21])*([.H16]-[.I19])+([.H17]-[.I21])*([.H15]-[.I19]))/5" office:value-type="float" office:value="-0.000034143224693965" calcext:value-type="float">
            <text:p>-3.4143224693965E-05</text:p>
          </table:table-cell>
        </table:table-row>
        <table:table-row table:style-name="ro1">
          <table:table-cell table:style-name="ce1"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table:formula="of:=[.B22]/[.B21]-1" office:value-type="float" office:value="0.00804062632247149" calcext:value-type="float">
            <text:p>0.0080</text:p>
          </table:table-cell>
          <table:table-cell table:formula="of:=AVERAGE([.C18:.C22])" office:value-type="float" office:value="-0.00187809297536496" calcext:value-type="float">
            <text:p>-0.001878</text:p>
          </table:table-cell>
          <table:table-cell table:formula="of:=(POWER([.C22]-[.D22];2)+POWER([.C21]-[.D22];2)+POWER([.C20]-[.D22];2)+POWER([.C19]-[.D22];2)+POWER([.C18]-[.D22];2))/5" office:value-type="float" office:value="0.0000835683116902702" calcext:value-type="float">
            <text:p>8.35683116902702E-05</text:p>
          </table:table-cell>
          <table:table-cell table:formula="of:=SQRT([.E22])" office:value-type="float" office:value="0.00914157052646154" calcext:value-type="float">
            <text:p>0.0091415705</text:p>
          </table:table-cell>
          <table:table-cell office:value-type="float" office:value="31.2" calcext:value-type="float">
            <text:p>31.2</text:p>
          </table:table-cell>
          <table:table-cell table:formula="of:=[.G22]/[.G21]-1" office:value-type="float" office:value="-0.00319488817891378" calcext:value-type="float">
            <text:p>-0.0032</text:p>
          </table:table-cell>
          <table:table-cell table:formula="of:=AVERAGE([.H18:.H22])" office:value-type="float" office:value="-0.0198699305963841" calcext:value-type="float">
            <text:p>-0.0199</text:p>
          </table:table-cell>
          <table:table-cell table:formula="of:=(POWER([.H22]-[.I22];2)+POWER([.H21]-[.I22];2)+POWER([.H20]-[.I22];2)+POWER([.H19]-[.I22];2)+POWER([.H18]-[.I22];2))/5" office:value-type="float" office:value="0.0000740416337564539" calcext:value-type="float">
            <text:p>7.40416337564539E-05</text:p>
          </table:table-cell>
          <table:table-cell table:formula="of:=SQRT([.J22])" office:value-type="float" office:value="0.0086047448397064" calcext:value-type="float">
            <text:p>0.0086047448</text:p>
          </table:table-cell>
          <table:table-cell table:formula="of:=[.N22]/([.F22]*[.F20])" office:value-type="float" office:value="-0.345532734410294" calcext:value-type="float">
            <text:p>-0.3455327344</text:p>
          </table:table-cell>
          <table:table-cell table:formula="of:=[.O22]/([.K22]*[.K20])" office:value-type="float" office:value="-0.219463248981525" calcext:value-type="float">
            <text:p>-0.219463249</text:p>
          </table:table-cell>
          <table:table-cell table:style-name="ce4" table:formula="of:=(([.C22]-[.D22])*([.C20]-[.D20])+([.C21]-[.D22])*([.C19]-[.D20])+([.C20]-[.D22])*([.C18]-[.D20])+([.C19]-[.D22])*([.C17]-[.D20])+([.C18]-[.D22])*([.C16]-[.D20]))/5" office:value-type="float" office:value="-0.0000542967941055226" calcext:value-type="float">
            <text:p>-5.42967941055226E-05</text:p>
          </table:table-cell>
          <table:table-cell table:style-name="ce4" table:formula="of:=(([.H22]-[.I22])*([.H20]-[.I20])+([.H21]-[.I22])*([.H19]-[.I20])+([.H20]-[.I22])*([.H18]-[.I20])+([.H19]-[.I22])*([.H17]-[.I20])+([.H18]-[.I22])*([.H16]-[.I20]))/5" office:value-type="float" office:value="-0.0000671623440223359" calcext:value-type="float">
            <text:p>-6.71623440223359E-05</text:p>
          </table:table-cell>
        </table:table-row>
        <table:table-row table:style-name="ro1">
          <table:table-cell table:style-name="ce1"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table:formula="of:=[.B23]/[.B22]-1" office:value-type="float" office:value="0.00209907640638129" calcext:value-type="float">
            <text:p>0.0021</text:p>
          </table:table-cell>
          <table:table-cell table:formula="of:=AVERAGE([.C19:.C23])" office:value-type="float" office:value="0.00103652480071379" calcext:value-type="float">
            <text:p>0.001037</text:p>
          </table:table-cell>
          <table:table-cell table:formula="of:=(POWER([.C23]-[.D23];2)+POWER([.C22]-[.D23];2)+POWER([.C21]-[.D23];2)+POWER([.C20]-[.D23];2)+POWER([.C19]-[.D23];2))/5" office:value-type="float" office:value="0.0000557821881634922" calcext:value-type="float">
            <text:p>5.57821881634922E-05</text:p>
          </table:table-cell>
          <table:table-cell table:formula="of:=SQRT([.E23])" office:value-type="float" office:value="0.00746874742935469" calcext:value-type="float">
            <text:p>0.0074687474</text:p>
          </table:table-cell>
          <table:table-cell office:value-type="float" office:value="31.1" calcext:value-type="float">
            <text:p>31.1</text:p>
          </table:table-cell>
          <table:table-cell table:formula="of:=[.G23]/[.G22]-1" office:value-type="float" office:value="-0.00320512820512808" calcext:value-type="float">
            <text:p>-0.0032</text:p>
          </table:table-cell>
          <table:table-cell table:formula="of:=AVERAGE([.H19:.H23])" office:value-type="float" office:value="-0.0158732750779894" calcext:value-type="float">
            <text:p>-0.0159</text:p>
          </table:table-cell>
          <table:table-cell table:formula="of:=(POWER([.H23]-[.I23];2)+POWER([.H22]-[.I23];2)+POWER([.H21]-[.I23];2)+POWER([.H20]-[.I23];2)+POWER([.H19]-[.I23];2))/5" office:value-type="float" office:value="0.000111409050640107" calcext:value-type="float">
            <text:p>0.0001114091</text:p>
          </table:table-cell>
          <table:table-cell table:formula="of:=SQRT([.J23])" office:value-type="float" office:value="0.0105550485853977" calcext:value-type="float">
            <text:p>0.0105550486</text:p>
          </table:table-cell>
          <table:table-cell table:formula="of:=[.N23]/([.F23]*[.F21])" office:value-type="float" office:value="-0.0144884869413386" calcext:value-type="float">
            <text:p>-0.0144884869</text:p>
          </table:table-cell>
          <table:table-cell table:formula="of:=[.O23]/([.K23]*[.K21])" office:value-type="float" office:value="-0.0131326579376271" calcext:value-type="float">
            <text:p>-0.0131326579</text:p>
          </table:table-cell>
          <table:table-cell table:style-name="ce4" table:formula="of:=(([.C23]-[.D23])*([.C21]-[.D21])+([.C22]-[.D23])*([.C20]-[.D21])+([.C21]-[.D23])*([.C19]-[.D21])+([.C20]-[.D23])*([.C18]-[.D21])+([.C19]-[.D23])*([.C17]-[.D21]))/5" office:value-type="float" office:value="-0.0000016861363185601" calcext:value-type="float">
            <text:p>-1.6861363185601E-06</text:p>
          </table:table-cell>
          <table:table-cell table:style-name="ce4" table:formula="of:=(([.H23]-[.I23])*([.H21]-[.I21])+([.H22]-[.I23])*([.H20]-[.I21])+([.H21]-[.I23])*([.H19]-[.I21])+([.H20]-[.I23])*([.H18]-[.I21])+([.H19]-[.I23])*([.H17]-[.I21]))/5" office:value-type="float" office:value="-0.0000010209379757959" calcext:value-type="float">
            <text:p>-1.0209379757959E-06</text:p>
          </table:table-cell>
        </table:table-row>
        <table:table-row table:style-name="ro1">
          <table:table-cell table:style-name="ce1"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table:formula="of:=[.B24]/[.B23]-1" office:value-type="float" office:value="-0.00921658986175122" calcext:value-type="float">
            <text:p>-0.0092</text:p>
          </table:table-cell>
          <table:table-cell table:formula="of:=AVERAGE([.C20:.C24])" office:value-type="float" office:value="-0.00148047738216275" calcext:value-type="float">
            <text:p>-0.001480</text:p>
          </table:table-cell>
          <table:table-cell table:formula="of:=(POWER([.C24]-[.D24];2)+POWER([.C23]-[.D24];2)+POWER([.C22]-[.D24];2)+POWER([.C21]-[.D24];2)+POWER([.C20]-[.D24];2))/5" office:value-type="float" office:value="0.0000693846122052764" calcext:value-type="float">
            <text:p>6.93846122052764E-05</text:p>
          </table:table-cell>
          <table:table-cell table:formula="of:=SQRT([.E24])" office:value-type="float" office:value="0.00832974262539224" calcext:value-type="float">
            <text:p>0.0083297426</text:p>
          </table:table-cell>
          <table:table-cell office:value-type="float" office:value="30.5" calcext:value-type="float">
            <text:p>30.5</text:p>
          </table:table-cell>
          <table:table-cell table:formula="of:=[.G24]/[.G23]-1" office:value-type="float" office:value="-0.0192926045016077" calcext:value-type="float">
            <text:p>-0.0193</text:p>
          </table:table-cell>
          <table:table-cell table:formula="of:=AVERAGE([.H20:.H24])" office:value-type="float" office:value="-0.0155774933076878" calcext:value-type="float">
            <text:p>-0.0156</text:p>
          </table:table-cell>
          <table:table-cell table:formula="of:=(POWER([.H24]-[.I24];2)+POWER([.H23]-[.I24];2)+POWER([.H22]-[.I24];2)+POWER([.H21]-[.I24];2)+POWER([.H20]-[.I24];2))/5" office:value-type="float" office:value="0.000108861378885926" calcext:value-type="float">
            <text:p>0.0001088614</text:p>
          </table:table-cell>
          <table:table-cell table:formula="of:=SQRT([.J24])" office:value-type="float" office:value="0.0104336656495177" calcext:value-type="float">
            <text:p>0.0104336656</text:p>
          </table:table-cell>
          <table:table-cell table:formula="of:=[.N24]/([.F24]*[.F22])" office:value-type="float" office:value="-0.481665515454997" calcext:value-type="float">
            <text:p>-0.4816655155</text:p>
          </table:table-cell>
          <table:table-cell table:formula="of:=[.O24]/([.K24]*[.K22])" office:value-type="float" office:value="-0.376229858383765" calcext:value-type="float">
            <text:p>-0.3762298584</text:p>
          </table:table-cell>
          <table:table-cell table:style-name="ce4" table:formula="of:=(([.C24]-[.D24])*([.C22]-[.D22])+([.C23]-[.D24])*([.C21]-[.D22])+([.C22]-[.D24])*([.C20]-[.D22])+([.C21]-[.D24])*([.C19]-[.D22])+([.C20]-[.D24])*([.C18]-[.D22]))/5" office:value-type="float" office:value="-0.0000366773501333302" calcext:value-type="float">
            <text:p>-3.66773501333302E-05</text:p>
          </table:table-cell>
          <table:table-cell table:style-name="ce4" table:formula="of:=(([.H24]-[.I24])*([.H22]-[.I22])+([.H23]-[.I24])*([.H21]-[.I22])+([.H22]-[.I24])*([.H20]-[.I22])+([.H21]-[.I24])*([.H19]-[.I22])+([.H20]-[.I24])*([.H18]-[.I22]))/5" office:value-type="float" office:value="-0.0000337775519898807" calcext:value-type="float">
            <text:p>-3.37775519898807E-05</text:p>
          </table:table-cell>
        </table:table-row>
        <table:table-row table:style-name="ro1">
          <table:table-cell table:style-name="ce1"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table:formula="of:=[.B25]/[.B24]-1" office:value-type="float" office:value="-0.0194503171247357" calcext:value-type="float">
            <text:p>-0.0195</text:p>
          </table:table-cell>
          <table:table-cell table:formula="of:=AVERAGE([.C21:.C25])" office:value-type="float" office:value="-0.00637767467198611" calcext:value-type="float">
            <text:p>-0.006378</text:p>
          </table:table-cell>
          <table:table-cell table:formula="of:=(POWER([.C25]-[.D25];2)+POWER([.C24]-[.D25];2)+POWER([.C23]-[.D25];2)+POWER([.C22]-[.D25];2)+POWER([.C21]-[.D25];2))/5" office:value-type="float" office:value="0.000101493065404333" calcext:value-type="float">
            <text:p>0.0001014931</text:p>
          </table:table-cell>
          <table:table-cell table:formula="of:=SQRT([.E25])" office:value-type="float" office:value="0.0100743766757221" calcext:value-type="float">
            <text:p>0.0100743767</text:p>
          </table:table-cell>
          <table:table-cell office:value-type="float" office:value="30.2" calcext:value-type="float">
            <text:p>30.2</text:p>
          </table:table-cell>
          <table:table-cell table:formula="of:=[.G25]/[.G24]-1" office:value-type="float" office:value="-0.00983606557377048" calcext:value-type="float">
            <text:p>-0.0098</text:p>
          </table:table-cell>
          <table:table-cell table:formula="of:=AVERAGE([.H21:.H25])" office:value-type="float" office:value="-0.0120901609678965" calcext:value-type="float">
            <text:p>-0.0121</text:p>
          </table:table-cell>
          <table:table-cell table:formula="of:=(POWER([.H25]-[.I25];2)+POWER([.H24]-[.I25];2)+POWER([.H23]-[.I25];2)+POWER([.H22]-[.I25];2)+POWER([.H21]-[.I25];2))/5" office:value-type="float" office:value="0.000075936991023128" calcext:value-type="float">
            <text:p>0.000075937</text:p>
          </table:table-cell>
          <table:table-cell table:formula="of:=SQRT([.J25])" office:value-type="float" office:value="0.00871418332508147" calcext:value-type="float">
            <text:p>0.0087141833</text:p>
          </table:table-cell>
          <table:table-cell table:formula="of:=[.N25]/([.F25]*[.F23])" office:value-type="float" office:value="-0.304198471487218" calcext:value-type="float">
            <text:p>-0.3041984715</text:p>
          </table:table-cell>
          <table:table-cell table:formula="of:=[.O25]/([.K25]*[.K23])" office:value-type="float" office:value="-0.395106295027017" calcext:value-type="float">
            <text:p>-0.395106295</text:p>
          </table:table-cell>
          <table:table-cell table:style-name="ce4" table:formula="of:=(([.C25]-[.D25])*([.C23]-[.D23])+([.C24]-[.D25])*([.C22]-[.D23])+([.C23]-[.D25])*([.C21]-[.D23])+([.C22]-[.D25])*([.C20]-[.D23])+([.C21]-[.D25])*([.C19]-[.D23]))/5" office:value-type="float" office:value="-0.0000228887979544726" calcext:value-type="float">
            <text:p>-2.28887979544726E-05</text:p>
          </table:table-cell>
          <table:table-cell table:style-name="ce4" table:formula="of:=(([.H25]-[.I25])*([.H23]-[.I23])+([.H24]-[.I25])*([.H22]-[.I23])+([.H23]-[.I25])*([.H21]-[.I23])+([.H22]-[.I25])*([.H20]-[.I23])+([.H21]-[.I25])*([.H19]-[.I23]))/5" office:value-type="float" office:value="-0.0000363413350802161" calcext:value-type="float">
            <text:p>-3.63413350802161E-05</text:p>
          </table:table-cell>
        </table:table-row>
        <table:table-row table:style-name="ro1">
          <table:table-cell table:style-name="ce1"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table:formula="of:=[.B26]/[.B25]-1" office:value-type="float" office:value="-0.00388098318240615" calcext:value-type="float">
            <text:p>-0.0039</text:p>
          </table:table-cell>
          <table:table-cell table:formula="of:=AVERAGE([.C22:.C26])" office:value-type="float" office:value="-0.00448163748800805" calcext:value-type="float">
            <text:p>-0.004482</text:p>
          </table:table-cell>
          <table:table-cell table:formula="of:=(POWER([.C26]-[.D26];2)+POWER([.C25]-[.D26];2)+POWER([.C24]-[.D26];2)+POWER([.C23]-[.D26];2)+POWER([.C22]-[.D26];2))/5" office:value-type="float" office:value="0.0000893909631884987" calcext:value-type="float">
            <text:p>0.000089391</text:p>
          </table:table-cell>
          <table:table-cell table:formula="of:=SQRT([.E26])" office:value-type="float" office:value="0.0094546794334075" calcext:value-type="float">
            <text:p>0.0094546794</text:p>
          </table:table-cell>
          <table:table-cell office:value-type="float" office:value="29.5" calcext:value-type="float">
            <text:p>29.5</text:p>
          </table:table-cell>
          <table:table-cell table:formula="of:=[.G26]/[.G25]-1" office:value-type="float" office:value="-0.0231788079470199" calcext:value-type="float">
            <text:p>-0.0232</text:p>
          </table:table-cell>
          <table:table-cell table:formula="of:=AVERAGE([.H22:.H26])" office:value-type="float" office:value="-0.011741498881288" calcext:value-type="float">
            <text:p>-0.0117</text:p>
          </table:table-cell>
          <table:table-cell table:formula="of:=(POWER([.H26]-[.I26];2)+POWER([.H25]-[.I26];2)+POWER([.H24]-[.I26];2)+POWER([.H23]-[.I26];2)+POWER([.H22]-[.I26];2))/5" office:value-type="float" office:value="0.0000674752179324869" calcext:value-type="float">
            <text:p>6.74752179324869E-05</text:p>
          </table:table-cell>
          <table:table-cell table:formula="of:=SQRT([.J26])" office:value-type="float" office:value="0.00821433003552249" calcext:value-type="float">
            <text:p>0.00821433</text:p>
          </table:table-cell>
          <table:table-cell table:formula="of:=[.N26]/([.F26]*[.F24])" office:value-type="float" office:value="-0.253688939213987" calcext:value-type="float">
            <text:p>-0.2536889392</text:p>
          </table:table-cell>
          <table:table-cell table:formula="of:=[.O26]/([.K26]*[.K24])" office:value-type="float" office:value="-0.483423785291525" calcext:value-type="float">
            <text:p>-0.4834237853</text:p>
          </table:table-cell>
          <table:table-cell table:style-name="ce4" table:formula="of:=(([.C26]-[.D26])*([.C24]-[.D24])+([.C25]-[.D26])*([.C23]-[.D24])+([.C24]-[.D26])*([.C22]-[.D24])+([.C23]-[.D26])*([.C21]-[.D24])+([.C22]-[.D26])*([.C20]-[.D24]))/5" office:value-type="float" office:value="-0.0000199792841500118" calcext:value-type="float">
            <text:p>-1.99792841500118E-05</text:p>
          </table:table-cell>
          <table:table-cell table:style-name="ce4" table:formula="of:=(([.H26]-[.I26])*([.H24]-[.I24])+([.H25]-[.I26])*([.H23]-[.I24])+([.H24]-[.I26])*([.H22]-[.I24])+([.H23]-[.I26])*([.H21]-[.I24])+([.H22]-[.I26])*([.H20]-[.I24]))/5" office:value-type="float" office:value="-0.0000414321125808762" calcext:value-type="float">
            <text:p>-4.14321125808762E-05</text:p>
          </table:table-cell>
        </table:table-row>
        <table:table-row table:style-name="ro1">
          <table:table-cell table:style-name="ce1"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table:formula="of:=[.B27]/[.B26]-1" office:value-type="float" office:value="0.00995670995670972" calcext:value-type="float">
            <text:p>0.0100</text:p>
          </table:table-cell>
          <table:table-cell table:formula="of:=AVERAGE([.C23:.C27])" office:value-type="float" office:value="-0.0040984207611604" calcext:value-type="float">
            <text:p>-0.004098</text:p>
          </table:table-cell>
          <table:table-cell table:formula="of:=(POWER([.C27]-[.D27];2)+POWER([.C26]-[.D27];2)+POWER([.C25]-[.D27];2)+POWER([.C24]-[.D27];2)+POWER([.C23]-[.D27];2))/5" office:value-type="float" office:value="0.0000995758653277914" calcext:value-type="float">
            <text:p>9.95758653277914E-05</text:p>
          </table:table-cell>
          <table:table-cell table:formula="of:=SQRT([.E27])" office:value-type="float" office:value="0.00997877073229922" calcext:value-type="float">
            <text:p>0.0099787707</text:p>
          </table:table-cell>
          <table:table-cell office:value-type="float" office:value="30.3" calcext:value-type="float">
            <text:p>30.3</text:p>
          </table:table-cell>
          <table:table-cell table:formula="of:=[.G27]/[.G26]-1" office:value-type="float" office:value="0.0271186440677966" calcext:value-type="float">
            <text:p>0.0271</text:p>
          </table:table-cell>
          <table:table-cell table:formula="of:=AVERAGE([.H23:.H27])" office:value-type="float" office:value="-0.00567879243194591" calcext:value-type="float">
            <text:p>-0.0057</text:p>
          </table:table-cell>
          <table:table-cell table:formula="of:=(POWER([.H27]-[.I27];2)+POWER([.H26]-[.I27];2)+POWER([.H25]-[.I27];2)+POWER([.H24]-[.I27];2)+POWER([.H23]-[.I27];2))/5" office:value-type="float" office:value="0.000318132039546663" calcext:value-type="float">
            <text:p>0.000318132</text:p>
          </table:table-cell>
          <table:table-cell table:formula="of:=SQRT([.J27])" office:value-type="float" office:value="0.017836256320951" calcext:value-type="float">
            <text:p>0.0178362563</text:p>
          </table:table-cell>
          <table:table-cell table:formula="of:=[.N27]/([.F27]*[.F25])" office:value-type="float" office:value="-0.858579785604583" calcext:value-type="float">
            <text:p>-0.8585797856</text:p>
          </table:table-cell>
          <table:table-cell table:formula="of:=[.O27]/([.K27]*[.K25])" office:value-type="float" office:value="0.0131165083297229" calcext:value-type="float">
            <text:p>0.0131165083</text:p>
          </table:table-cell>
          <table:table-cell table:style-name="ce4" table:formula="of:=(([.C27]-[.D27])*([.C25]-[.D25])+([.C26]-[.D27])*([.C24]-[.D25])+([.C25]-[.D27])*([.C23]-[.D25])+([.C24]-[.D27])*([.C22]-[.D25])+([.C23]-[.D27])*([.C21]-[.D25]))/5" office:value-type="float" office:value="-0.0000863129357971378" calcext:value-type="float">
            <text:p>-8.63129357971378E-05</text:p>
          </table:table-cell>
          <table:table-cell table:style-name="ce4" table:formula="of:=(([.H27]-[.I27])*([.H25]-[.I25])+([.H26]-[.I27])*([.H24]-[.I25])+([.H25]-[.I27])*([.H23]-[.I25])+([.H24]-[.I27])*([.H22]-[.I25])+([.H23]-[.I27])*([.H21]-[.I25]))/5" office:value-type="float" office:value="0.00000203867800052011" calcext:value-type="float">
            <text:p>2.03867800052011E-06</text:p>
          </table:table-cell>
        </table:table-row>
        <table:table-row table:style-name="ro1">
          <table:table-cell table:style-name="ce1"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table:formula="of:=[.B28]/[.B27]-1" office:value-type="float" office:value="-0.0278611230175739" calcext:value-type="float">
            <text:p>-0.0279</text:p>
          </table:table-cell>
          <table:table-cell table:formula="of:=AVERAGE([.C24:.C28])" office:value-type="float" office:value="-0.0100904606459515" calcext:value-type="float">
            <text:p>-0.010090</text:p>
          </table:table-cell>
          <table:table-cell table:formula="of:=(POWER([.C28]-[.D28];2)+POWER([.C27]-[.D28];2)+POWER([.C26]-[.D28];2)+POWER([.C25]-[.D28];2)+POWER([.C24]-[.D28];2))/5" office:value-type="float" office:value="0.000168922732823919" calcext:value-type="float">
            <text:p>0.0001689227</text:p>
          </table:table-cell>
          <table:table-cell table:formula="of:=SQRT([.E28])" office:value-type="float" office:value="0.0129970278457776" calcext:value-type="float">
            <text:p>0.0129970278</text:p>
          </table:table-cell>
          <table:table-cell office:value-type="float" office:value="32.1" calcext:value-type="float">
            <text:p>32.1</text:p>
          </table:table-cell>
          <table:table-cell table:formula="of:=[.G28]/[.G27]-1" office:value-type="float" office:value="0.0594059405940595" calcext:value-type="float">
            <text:p>0.0594</text:p>
          </table:table-cell>
          <table:table-cell table:formula="of:=AVERAGE([.H24:.H28])" office:value-type="float" office:value="0.0068434213278916" calcext:value-type="float">
            <text:p>0.0068</text:p>
          </table:table-cell>
          <table:table-cell table:formula="of:=(POWER([.H28]-[.I28];2)+POWER([.H27]-[.I28];2)+POWER([.H26]-[.I28];2)+POWER([.H25]-[.I28];2)+POWER([.H24]-[.I28];2))/5" office:value-type="float" office:value="0.00100730689377147" calcext:value-type="float">
            <text:p>0.0010073069</text:p>
          </table:table-cell>
          <table:table-cell table:formula="of:=SQRT([.J28])" office:value-type="float" office:value="0.031738098458658" calcext:value-type="float">
            <text:p>0.0317380985</text:p>
          </table:table-cell>
          <table:table-cell table:formula="of:=[.N28]/([.F28]*[.F26])" office:value-type="float" office:value="-0.636064922119467" calcext:value-type="float">
            <text:p>-0.6360649221</text:p>
          </table:table-cell>
          <table:table-cell table:formula="of:=[.O28]/([.K28]*[.K26])" office:value-type="float" office:value="-0.538225525482888" calcext:value-type="float">
            <text:p>-0.5382255255</text:p>
          </table:table-cell>
          <table:table-cell table:style-name="ce4" table:formula="of:=(([.C28]-[.D28])*([.C26]-[.D26])+([.C27]-[.D28])*([.C25]-[.D26])+([.C26]-[.D28])*([.C24]-[.D26])+([.C25]-[.D28])*([.C23]-[.D26])+([.C24]-[.D28])*([.C22]-[.D26]))/5" office:value-type="float" office:value="-0.0000781613952760181" calcext:value-type="float">
            <text:p>-7.81613952760181E-05</text:p>
          </table:table-cell>
          <table:table-cell table:style-name="ce4" table:formula="of:=(([.H28]-[.I28])*([.H26]-[.I26])+([.H27]-[.I28])*([.H25]-[.I26])+([.H26]-[.I28])*([.H24]-[.I26])+([.H25]-[.I28])*([.H23]-[.I26])+([.H24]-[.I28])*([.H22]-[.I26]))/5" office:value-type="float" office:value="-0.000140319278027011" calcext:value-type="float">
            <text:p>-0.0001403193</text:p>
          </table:table-cell>
        </table:table-row>
        <table:table-row table:style-name="ro1">
          <table:table-cell table:style-name="ce1"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table:formula="of:=[.B29]/[.B28]-1" office:value-type="float" office:value="0.0185185185185186" calcext:value-type="float">
            <text:p>0.0185</text:p>
          </table:table-cell>
          <table:table-cell table:formula="of:=AVERAGE([.C25:.C29])" office:value-type="float" office:value="-0.00454343896989748" calcext:value-type="float">
            <text:p>-0.004543</text:p>
          </table:table-cell>
          <table:table-cell table:formula="of:=(POWER([.C29]-[.D29];2)+POWER([.C28]-[.D29];2)+POWER([.C27]-[.D29];2)+POWER([.C26]-[.D29];2)+POWER([.C25]-[.D29];2))/5" office:value-type="float" office:value="0.000301695291086427" calcext:value-type="float">
            <text:p>0.0003016953</text:p>
          </table:table-cell>
          <table:table-cell table:formula="of:=SQRT([.E29])" office:value-type="float" office:value="0.0173693779706248" calcext:value-type="float">
            <text:p>0.017369378</text:p>
          </table:table-cell>
          <table:table-cell office:value-type="float" office:value="32.4" calcext:value-type="float">
            <text:p>32.4</text:p>
          </table:table-cell>
          <table:table-cell table:formula="of:=[.G29]/[.G28]-1" office:value-type="float" office:value="0.00934579439252325" calcext:value-type="float">
            <text:p>0.0093</text:p>
          </table:table-cell>
          <table:table-cell table:formula="of:=AVERAGE([.H25:.H29])" office:value-type="float" office:value="0.0125711011067178" calcext:value-type="float">
            <text:p>0.0126</text:p>
          </table:table-cell>
          <table:table-cell table:formula="of:=(POWER([.H29]-[.I29];2)+POWER([.H28]-[.I29];2)+POWER([.H27]-[.I29];2)+POWER([.H26]-[.I29];2)+POWER([.H25]-[.I29];2))/5" office:value-type="float" office:value="0.000839134583081565" calcext:value-type="float">
            <text:p>0.0008391346</text:p>
          </table:table-cell>
          <table:table-cell table:formula="of:=SQRT([.J29])" office:value-type="float" office:value="0.0289678197847467" calcext:value-type="float">
            <text:p>0.0289678198</text:p>
          </table:table-cell>
          <table:table-cell table:formula="of:=[.N29]/([.F29]*[.F27])" office:value-type="float" office:value="0.000793892082566382" calcext:value-type="float">
            <text:p>0.0007938921</text:p>
          </table:table-cell>
          <table:table-cell table:formula="of:=[.O29]/([.K29]*[.K27])" office:value-type="float" office:value="-0.21468154778284" calcext:value-type="float">
            <text:p>-0.2146815478</text:p>
          </table:table-cell>
          <table:table-cell table:style-name="ce4" table:formula="of:=(([.C29]-[.D29])*([.C27]-[.D27])+([.C28]-[.D29])*([.C26]-[.D27])+([.C27]-[.D29])*([.C25]-[.D27])+([.C26]-[.D29])*([.C24]-[.D27])+([.C25]-[.D29])*([.C23]-[.D27]))/5" office:value-type="float" office:value="0.000000137601377388466" calcext:value-type="float">
            <text:p>1.37601377388466E-07</text:p>
          </table:table-cell>
          <table:table-cell table:style-name="ce4" table:formula="of:=(([.H29]-[.I29])*([.H27]-[.I27])+([.H28]-[.I29])*([.H26]-[.I27])+([.H27]-[.I29])*([.H25]-[.I27])+([.H26]-[.I29])*([.H24]-[.I27])+([.H25]-[.I29])*([.H23]-[.I27]))/5" office:value-type="float" office:value="-0.000110921116546777" calcext:value-type="float">
            <text:p>-0.0001109211</text:p>
          </table:table-cell>
        </table:table-row>
        <table:table-row table:style-name="ro1">
          <table:table-cell table:style-name="ce1"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table:formula="of:=[.B30]/[.B29]-1" office:value-type="float" office:value="-0.0303030303030304" calcext:value-type="float">
            <text:p>-0.0303</text:p>
          </table:table-cell>
          <table:table-cell table:formula="of:=AVERAGE([.C26:.C30])" office:value-type="float" office:value="-0.00671398160555643" calcext:value-type="float">
            <text:p>-0.006714</text:p>
          </table:table-cell>
          <table:table-cell table:formula="of:=(POWER([.C30]-[.D30];2)+POWER([.C29]-[.D30];2)+POWER([.C28]-[.D30];2)+POWER([.C27]-[.D30];2)+POWER([.C26]-[.D30];2))/5" office:value-type="float" office:value="0.000385252341618579" calcext:value-type="float">
            <text:p>0.0003852523</text:p>
          </table:table-cell>
          <table:table-cell table:formula="of:=SQRT([.E30])" office:value-type="float" office:value="0.0196278460769025" calcext:value-type="float">
            <text:p>0.0196278461</text:p>
          </table:table-cell>
          <table:table-cell office:value-type="float" office:value="33" calcext:value-type="float">
            <text:p>33</text:p>
          </table:table-cell>
          <table:table-cell table:formula="of:=[.G30]/[.G29]-1" office:value-type="float" office:value="0.0185185185185186" calcext:value-type="float">
            <text:p>0.0185</text:p>
          </table:table-cell>
          <table:table-cell table:formula="of:=AVERAGE([.H26:.H30])" office:value-type="float" office:value="0.0182420179251756" calcext:value-type="float">
            <text:p>0.0182</text:p>
          </table:table-cell>
          <table:table-cell table:formula="of:=(POWER([.H30]-[.I30];2)+POWER([.H29]-[.I30];2)+POWER([.H28]-[.I30];2)+POWER([.H27]-[.I30];2)+POWER([.H26]-[.I30];2))/5" office:value-type="float" office:value="0.000713633416564298" calcext:value-type="float">
            <text:p>0.0007136334</text:p>
          </table:table-cell>
          <table:table-cell table:formula="of:=SQRT([.J30])" office:value-type="float" office:value="0.0267139180309497" calcext:value-type="float">
            <text:p>0.026713918</text:p>
          </table:table-cell>
          <table:table-cell table:formula="of:=[.N30]/([.F30]*[.F28])" office:value-type="float" office:value="0.501882995992859" calcext:value-type="float">
            <text:p>0.501882996</text:p>
          </table:table-cell>
          <table:table-cell table:formula="of:=[.O30]/([.K30]*[.K28])" office:value-type="float" office:value="-0.110197425812602" calcext:value-type="float">
            <text:p>-0.1101974258</text:p>
          </table:table-cell>
          <table:table-cell table:style-name="ce4" table:formula="of:=(([.C30]-[.D30])*([.C28]-[.D28])+([.C29]-[.D30])*([.C27]-[.D28])+([.C28]-[.D30])*([.C26]-[.D28])+([.C27]-[.D30])*([.C25]-[.D28])+([.C26]-[.D30])*([.C24]-[.D28]))/5" office:value-type="float" office:value="0.000128032190180406" calcext:value-type="float">
            <text:p>0.0001280322</text:p>
          </table:table-cell>
          <table:table-cell table:style-name="ce4" table:formula="of:=(([.H30]-[.I30])*([.H28]-[.I28])+([.H29]-[.I30])*([.H27]-[.I28])+([.H28]-[.I30])*([.H26]-[.I28])+([.H27]-[.I30])*([.H25]-[.I28])+([.H26]-[.I30])*([.H24]-[.I28]))/5" office:value-type="float" office:value="-0.000093430772945135" calcext:value-type="float">
            <text:p>-9.3430772945135E-05</text:p>
          </table:table-cell>
        </table:table-row>
        <table:table-row table:style-name="ro1">
          <table:table-cell table:style-name="ce1"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table:formula="of:=[.B31]/[.B30]-1" office:value-type="float" office:value="-0.0102678571428571" calcext:value-type="float">
            <text:p>-0.0103</text:p>
          </table:table-cell>
          <table:table-cell table:formula="of:=AVERAGE([.C27:.C31])" office:value-type="float" office:value="-0.00799135639764661" calcext:value-type="float">
            <text:p>-0.007991</text:p>
          </table:table-cell>
          <table:table-cell table:formula="of:=(POWER([.C31]-[.D31];2)+POWER([.C30]-[.D31];2)+POWER([.C29]-[.D31];2)+POWER([.C28]-[.D31];2)+POWER([.C27]-[.D31];2))/5" office:value-type="float" office:value="0.000384541485512922" calcext:value-type="float">
            <text:p>0.0003845415</text:p>
          </table:table-cell>
          <table:table-cell table:formula="of:=SQRT([.E31])" office:value-type="float" office:value="0.0196097293584823" calcext:value-type="float">
            <text:p>0.0196097294</text:p>
          </table:table-cell>
          <table:table-cell office:value-type="float" office:value="33.4" calcext:value-type="float">
            <text:p>33.4</text:p>
          </table:table-cell>
          <table:table-cell table:formula="of:=[.G31]/[.G30]-1" office:value-type="float" office:value="0.012121212121212" calcext:value-type="float">
            <text:p>0.0121</text:p>
          </table:table-cell>
          <table:table-cell table:formula="of:=AVERAGE([.H27:.H31])" office:value-type="float" office:value="0.025302021938822" calcext:value-type="float">
            <text:p>0.0253</text:p>
          </table:table-cell>
          <table:table-cell table:formula="of:=(POWER([.H31]-[.I31];2)+POWER([.H30]-[.I31];2)+POWER([.H29]-[.I31];2)+POWER([.H28]-[.I31];2)+POWER([.H27]-[.I31];2))/5" office:value-type="float" office:value="0.000328145649442614" calcext:value-type="float">
            <text:p>0.0003281456</text:p>
          </table:table-cell>
          <table:table-cell table:formula="of:=SQRT([.J31])" office:value-type="float" office:value="0.0181147909025364" calcext:value-type="float">
            <text:p>0.0181147909</text:p>
          </table:table-cell>
          <table:table-cell table:formula="of:=[.N31]/([.F31]*[.F29])" office:value-type="float" office:value="0.335540744428851" calcext:value-type="float">
            <text:p>0.3355407444</text:p>
          </table:table-cell>
          <table:table-cell table:formula="of:=[.O31]/([.K31]*[.K29])" office:value-type="float" office:value="-0.67355764351904" calcext:value-type="float">
            <text:p>-0.6735576435</text:p>
          </table:table-cell>
          <table:table-cell table:style-name="ce4" table:formula="of:=(([.C31]-[.D31])*([.C29]-[.D29])+([.C30]-[.D31])*([.C28]-[.D29])+([.C29]-[.D31])*([.C27]-[.D29])+([.C28]-[.D31])*([.C26]-[.D29])+([.C27]-[.D31])*([.C25]-[.D29]))/5" office:value-type="float" office:value="0.000114288130689889" calcext:value-type="float">
            <text:p>0.0001142881</text:p>
          </table:table-cell>
          <table:table-cell table:style-name="ce4" table:formula="of:=(([.H31]-[.I31])*([.H29]-[.I29])+([.H30]-[.I31])*([.H28]-[.I29])+([.H29]-[.I31])*([.H27]-[.I29])+([.H28]-[.I31])*([.H26]-[.I29])+([.H27]-[.I31])*([.H25]-[.I29]))/5" office:value-type="float" office:value="-0.000353446678063044" calcext:value-type="float">
            <text:p>-0.0003534467</text:p>
          </table:table-cell>
        </table:table-row>
        <table:table-row table:style-name="ro1" table:number-rows-repeated="104854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 style:data-style-name="N2" text:time-value="23:09:51.932858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31T23:18:44.857585684</dc:date>
    <meta:editing-duration>P1DT13H7M22S</meta:editing-duration>
    <meta:editing-cycles>61</meta:editing-cycles>
    <meta:generator>LibreOffice/5.1.6.2$Linux_X86_64 LibreOffice_project/10m0$Build-2</meta:generator>
    <meta:document-statistic meta:table-count="2" meta:cell-count="597" meta:object-count="0"/>
  </office:meta>
</office:document-meta>
</file>